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30">
      <style:table-cell-properties style:rotation-align="none"/>
      <style:text-properties fo:color="#2a6099"/>
    </style:style>
    <style:style style:name="ce47" style:family="table-cell" style:parent-style-name="Default" style:data-style-name="N130">
      <style:table-cell-properties style:rotation-align="none"/>
      <style:text-properties fo:color="#000000"/>
    </style:style>
    <style:style style:name="ce28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0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6"/>
        <table:table-column table:style-name="co2" table:number-columns-repeated="18" table:default-cell-style-name="ce18"/>
        <table:table-row table:style-name="ro1">
          <table:table-cell table:style-name="ce13" office:value-type="string" calcext:value-type="string">
            <text:p>Registrad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6"/>
        <table:table-column table:style-name="co2" table:number-columns-repeated="12" table:default-cell-style-name="ce37"/>
        <table:table-column table:style-name="co2" table:number-columns-repeated="18" table:default-cell-style-name="Default"/>
        <table:table-row table:style-name="ro1">
          <table:table-cell table:style-name="ce13" office:value-type="string" calcext:value-type="string">
            <text:p>Previst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401414" calcext:value-type="float">
            <text:p>11,401414</text:p>
          </table:table-cell>
          <table:table-cell office:value-type="float" office:value="10.109691" calcext:value-type="float">
            <text:p>10,109691</text:p>
          </table:table-cell>
          <table:table-cell office:value-type="float" office:value="9.572351" calcext:value-type="float">
            <text:p>9,572351</text:p>
          </table:table-cell>
          <table:table-cell office:value-type="float" office:value="10.387037" calcext:value-type="float">
            <text:p>10,387037</text:p>
          </table:table-cell>
          <table:table-cell office:value-type="float" office:value="12.736471" calcext:value-type="float">
            <text:p>12,736471</text:p>
          </table:table-cell>
          <table:table-cell office:value-type="float" office:value="14.381495" calcext:value-type="float">
            <text:p>14,381495</text:p>
          </table:table-cell>
          <table:table-cell office:value-type="float" office:value="15.323538" calcext:value-type="float">
            <text:p>15,323538</text:p>
          </table:table-cell>
          <table:table-cell office:value-type="float" office:value="16.531315" calcext:value-type="float">
            <text:p>16,531315</text:p>
          </table:table-cell>
          <table:table-cell office:value-type="float" office:value="16.587305" calcext:value-type="float">
            <text:p>16,587305</text:p>
          </table:table-cell>
          <table:table-cell office:value-type="float" office:value="15.956187" calcext:value-type="float">
            <text:p>15,956187</text:p>
          </table:table-cell>
          <table:table-cell office:value-type="float" office:value="14.090551" calcext:value-type="float">
            <text:p>14,090551</text:p>
          </table:table-cell>
          <table:table-cell office:value-type="float" office:value="12.223334" calcext:value-type="float">
            <text:p>12,223334</text:p>
          </table:table-cell>
          <table:table-cell table:style-name="ce18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8.908197" calcext:value-type="float">
            <text:p>28,908197</text:p>
          </table:table-cell>
          <table:table-cell office:value-type="float" office:value="28.321617" calcext:value-type="float">
            <text:p>28,321617</text:p>
          </table:table-cell>
          <table:table-cell office:value-type="float" office:value="29.435404" calcext:value-type="float">
            <text:p>29,435404</text:p>
          </table:table-cell>
          <table:table-cell office:value-type="float" office:value="26.819201" calcext:value-type="float">
            <text:p>26,819201</text:p>
          </table:table-cell>
          <table:table-cell office:value-type="float" office:value="25.591978" calcext:value-type="float">
            <text:p>25,591978</text:p>
          </table:table-cell>
          <table:table-cell office:value-type="float" office:value="26.310465" calcext:value-type="float">
            <text:p>26,310465</text:p>
          </table:table-cell>
          <table:table-cell office:value-type="float" office:value="26.332926" calcext:value-type="float">
            <text:p>26,332926</text:p>
          </table:table-cell>
          <table:table-cell office:value-type="float" office:value="30.957781" calcext:value-type="float">
            <text:p>30,957781</text:p>
          </table:table-cell>
          <table:table-cell office:value-type="float" office:value="33.437225" calcext:value-type="float">
            <text:p>33,437225</text:p>
          </table:table-cell>
          <table:table-cell office:value-type="float" office:value="34.388222" calcext:value-type="float">
            <text:p>34,388222</text:p>
          </table:table-cell>
          <table:table-cell office:value-type="float" office:value="32.762169" calcext:value-type="float">
            <text:p>32,762169</text:p>
          </table:table-cell>
          <table:table-cell office:value-type="float" office:value="31.426207" calcext:value-type="float">
            <text:p>31,4262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0.166004" calcext:value-type="float">
            <text:p>10,166004</text:p>
          </table:table-cell>
          <table:table-cell office:value-type="float" office:value="8.510157" calcext:value-type="float">
            <text:p>8,510157</text:p>
          </table:table-cell>
          <table:table-cell office:value-type="float" office:value="8.682337" calcext:value-type="float">
            <text:p>8,682337</text:p>
          </table:table-cell>
          <table:table-cell office:value-type="float" office:value="8.160279" calcext:value-type="float">
            <text:p>8,160279</text:p>
          </table:table-cell>
          <table:table-cell office:value-type="float" office:value="8.537778" calcext:value-type="float">
            <text:p>8,537778</text:p>
          </table:table-cell>
          <table:table-cell office:value-type="float" office:value="9.684858" calcext:value-type="float">
            <text:p>9,684858</text:p>
          </table:table-cell>
          <table:table-cell office:value-type="float" office:value="11.196179" calcext:value-type="float">
            <text:p>11,196179</text:p>
          </table:table-cell>
          <table:table-cell office:value-type="float" office:value="11.97386" calcext:value-type="float">
            <text:p>11,97386</text:p>
          </table:table-cell>
          <table:table-cell office:value-type="float" office:value="12.789886" calcext:value-type="float">
            <text:p>12,789886</text:p>
          </table:table-cell>
          <table:table-cell office:value-type="float" office:value="13.253313" calcext:value-type="float">
            <text:p>13,253313</text:p>
          </table:table-cell>
          <table:table-cell office:value-type="float" office:value="12.938855" calcext:value-type="float">
            <text:p>12,938855</text:p>
          </table:table-cell>
          <table:table-cell office:value-type="float" office:value="12.325888" calcext:value-type="float">
            <text:p>12,32588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38.597969" calcext:value-type="float">
            <text:p>38,597969</text:p>
          </table:table-cell>
          <table:table-cell office:value-type="float" office:value="36.355202" calcext:value-type="float">
            <text:p>36,355202</text:p>
          </table:table-cell>
          <table:table-cell office:value-type="float" office:value="38.529034" calcext:value-type="float">
            <text:p>38,529034</text:p>
          </table:table-cell>
          <table:table-cell office:value-type="float" office:value="36.594177" calcext:value-type="float">
            <text:p>36,594177</text:p>
          </table:table-cell>
          <table:table-cell office:value-type="float" office:value="38.114784" calcext:value-type="float">
            <text:p>38,114784</text:p>
          </table:table-cell>
          <table:table-cell office:value-type="float" office:value="40.310677" calcext:value-type="float">
            <text:p>40,310677</text:p>
          </table:table-cell>
          <table:table-cell office:value-type="float" office:value="40.88369" calcext:value-type="float">
            <text:p>40,88369</text:p>
          </table:table-cell>
          <table:table-cell office:value-type="float" office:value="41.912392" calcext:value-type="float">
            <text:p>41,912392</text:p>
          </table:table-cell>
          <table:table-cell office:value-type="float" office:value="42.824581" calcext:value-type="float">
            <text:p>42,824581</text:p>
          </table:table-cell>
          <table:table-cell office:value-type="float" office:value="43.167854" calcext:value-type="float">
            <text:p>43,167854</text:p>
          </table:table-cell>
          <table:table-cell office:value-type="float" office:value="42.78968" calcext:value-type="float">
            <text:p>42,78968</text:p>
          </table:table-cell>
          <table:table-cell office:value-type="float" office:value="40.33226" calcext:value-type="float">
            <text:p>40,332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5.372025" calcext:value-type="float">
            <text:p>255,372025</text:p>
          </table:table-cell>
          <table:table-cell office:value-type="float" office:value="233.077194" calcext:value-type="float">
            <text:p>233,077194</text:p>
          </table:table-cell>
          <table:table-cell office:value-type="float" office:value="252.867706" calcext:value-type="float">
            <text:p>252,867706</text:p>
          </table:table-cell>
          <table:table-cell office:value-type="float" office:value="239.246582" calcext:value-type="float">
            <text:p>239,246582</text:p>
          </table:table-cell>
          <table:table-cell office:value-type="float" office:value="250.988678" calcext:value-type="float">
            <text:p>250,988678</text:p>
          </table:table-cell>
          <table:table-cell office:value-type="float" office:value="260.965027" calcext:value-type="float">
            <text:p>260,965027</text:p>
          </table:table-cell>
          <table:table-cell office:value-type="float" office:value="260.890564" calcext:value-type="float">
            <text:p>260,890564</text:p>
          </table:table-cell>
          <table:table-cell office:value-type="float" office:value="285.194153" calcext:value-type="float">
            <text:p>285,194153</text:p>
          </table:table-cell>
          <table:table-cell office:value-type="float" office:value="299.757172" calcext:value-type="float">
            <text:p>299,757172</text:p>
          </table:table-cell>
          <table:table-cell office:value-type="float" office:value="305.768524" calcext:value-type="float">
            <text:p>305,768524</text:p>
          </table:table-cell>
          <table:table-cell office:value-type="float" office:value="294.366516" calcext:value-type="float">
            <text:p>294,366516</text:p>
          </table:table-cell>
          <table:table-cell office:value-type="float" office:value="257.292053" calcext:value-type="float">
            <text:p>257,2920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34.753708" calcext:value-type="float">
            <text:p>134,753708</text:p>
          </table:table-cell>
          <table:table-cell office:value-type="float" office:value="118.832764" calcext:value-type="float">
            <text:p>118,832764</text:p>
          </table:table-cell>
          <table:table-cell office:value-type="float" office:value="120.640297" calcext:value-type="float">
            <text:p>120,640297</text:p>
          </table:table-cell>
          <table:table-cell office:value-type="float" office:value="119.415054" calcext:value-type="float">
            <text:p>119,415054</text:p>
          </table:table-cell>
          <table:table-cell office:value-type="float" office:value="122.956345" calcext:value-type="float">
            <text:p>122,956345</text:p>
          </table:table-cell>
          <table:table-cell office:value-type="float" office:value="137.736908" calcext:value-type="float">
            <text:p>137,736908</text:p>
          </table:table-cell>
          <table:table-cell office:value-type="float" office:value="167.478394" calcext:value-type="float">
            <text:p>167,478394</text:p>
          </table:table-cell>
          <table:table-cell office:value-type="float" office:value="177.947235" calcext:value-type="float">
            <text:p>177,947235</text:p>
          </table:table-cell>
          <table:table-cell office:value-type="float" office:value="172.668976" calcext:value-type="float">
            <text:p>172,668976</text:p>
          </table:table-cell>
          <table:table-cell office:value-type="float" office:value="181.975449" calcext:value-type="float">
            <text:p>181,975449</text:p>
          </table:table-cell>
          <table:table-cell office:value-type="float" office:value="175.411163" calcext:value-type="float">
            <text:p>175,411163</text:p>
          </table:table-cell>
          <table:table-cell office:value-type="float" office:value="163.557999" calcext:value-type="float">
            <text:p>163,55799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4.011467" calcext:value-type="float">
            <text:p>44,011467</text:p>
          </table:table-cell>
          <table:table-cell office:value-type="float" office:value="45.079945" calcext:value-type="float">
            <text:p>45,079945</text:p>
          </table:table-cell>
          <table:table-cell office:value-type="float" office:value="44.857445" calcext:value-type="float">
            <text:p>44,857445</text:p>
          </table:table-cell>
          <table:table-cell office:value-type="float" office:value="46.764717" calcext:value-type="float">
            <text:p>46,764717</text:p>
          </table:table-cell>
          <table:table-cell office:value-type="float" office:value="51.159706" calcext:value-type="float">
            <text:p>51,159706</text:p>
          </table:table-cell>
          <table:table-cell office:value-type="float" office:value="55.709064" calcext:value-type="float">
            <text:p>55,709064</text:p>
          </table:table-cell>
          <table:table-cell office:value-type="float" office:value="60.958515" calcext:value-type="float">
            <text:p>60,958515</text:p>
          </table:table-cell>
          <table:table-cell office:value-type="float" office:value="66.204666" calcext:value-type="float">
            <text:p>66,204666</text:p>
          </table:table-cell>
          <table:table-cell office:value-type="float" office:value="68.21611" calcext:value-type="float">
            <text:p>68,21611</text:p>
          </table:table-cell>
          <table:table-cell office:value-type="float" office:value="69.337753" calcext:value-type="float">
            <text:p>69,337753</text:p>
          </table:table-cell>
          <table:table-cell office:value-type="float" office:value="68.515099" calcext:value-type="float">
            <text:p>68,515099</text:p>
          </table:table-cell>
          <table:table-cell office:value-type="float" office:value="60.072395" calcext:value-type="float">
            <text:p>60,07239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9.587624" calcext:value-type="float">
            <text:p>99,587624</text:p>
          </table:table-cell>
          <table:table-cell office:value-type="float" office:value="97.238197" calcext:value-type="float">
            <text:p>97,238197</text:p>
          </table:table-cell>
          <table:table-cell office:value-type="float" office:value="100.538338" calcext:value-type="float">
            <text:p>100,538338</text:p>
          </table:table-cell>
          <table:table-cell office:value-type="float" office:value="93.687485" calcext:value-type="float">
            <text:p>93,687485</text:p>
          </table:table-cell>
          <table:table-cell office:value-type="float" office:value="97.173347" calcext:value-type="float">
            <text:p>97,173347</text:p>
          </table:table-cell>
          <table:table-cell office:value-type="float" office:value="99.995605" calcext:value-type="float">
            <text:p>99,995605</text:p>
          </table:table-cell>
          <table:table-cell office:value-type="float" office:value="105.803391" calcext:value-type="float">
            <text:p>105,803391</text:p>
          </table:table-cell>
          <table:table-cell office:value-type="float" office:value="105.823624" calcext:value-type="float">
            <text:p>105,823624</text:p>
          </table:table-cell>
          <table:table-cell office:value-type="float" office:value="106.232933" calcext:value-type="float">
            <text:p>106,232933</text:p>
          </table:table-cell>
          <table:table-cell office:value-type="float" office:value="105.025291" calcext:value-type="float">
            <text:p>105,025291</text:p>
          </table:table-cell>
          <table:table-cell office:value-type="float" office:value="103.776978" calcext:value-type="float">
            <text:p>103,776978</text:p>
          </table:table-cell>
          <table:table-cell office:value-type="float" office:value="100.510544" calcext:value-type="float">
            <text:p>100,5105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7.311462" calcext:value-type="float">
            <text:p>167,311462</text:p>
          </table:table-cell>
          <table:table-cell office:value-type="float" office:value="168.372238" calcext:value-type="float">
            <text:p>168,372238</text:p>
          </table:table-cell>
          <table:table-cell office:value-type="float" office:value="171.711517" calcext:value-type="float">
            <text:p>171,711517</text:p>
          </table:table-cell>
          <table:table-cell office:value-type="float" office:value="180.24736" calcext:value-type="float">
            <text:p>180,24736</text:p>
          </table:table-cell>
          <table:table-cell office:value-type="float" office:value="195.982635" calcext:value-type="float">
            <text:p>195,982635</text:p>
          </table:table-cell>
          <table:table-cell office:value-type="float" office:value="207.056564" calcext:value-type="float">
            <text:p>207,056564</text:p>
          </table:table-cell>
          <table:table-cell office:value-type="float" office:value="212.637299" calcext:value-type="float">
            <text:p>212,637299</text:p>
          </table:table-cell>
          <table:table-cell office:value-type="float" office:value="218.529221" calcext:value-type="float">
            <text:p>218,529221</text:p>
          </table:table-cell>
          <table:table-cell office:value-type="float" office:value="220.001221" calcext:value-type="float">
            <text:p>220,001221</text:p>
          </table:table-cell>
          <table:table-cell office:value-type="float" office:value="219.122528" calcext:value-type="float">
            <text:p>219,122528</text:p>
          </table:table-cell>
          <table:table-cell office:value-type="float" office:value="208.866455" calcext:value-type="float">
            <text:p>208,866455</text:p>
          </table:table-cell>
          <table:table-cell office:value-type="float" office:value="186.579651" calcext:value-type="float">
            <text:p>186,5796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53.138344" calcext:value-type="float">
            <text:p>53,138344</text:p>
          </table:table-cell>
          <table:table-cell office:value-type="float" office:value="49.074421" calcext:value-type="float">
            <text:p>49,074421</text:p>
          </table:table-cell>
          <table:table-cell office:value-type="float" office:value="54.193989" calcext:value-type="float">
            <text:p>54,193989</text:p>
          </table:table-cell>
          <table:table-cell office:value-type="float" office:value="58.948261" calcext:value-type="float">
            <text:p>58,948261</text:p>
          </table:table-cell>
          <table:table-cell office:value-type="float" office:value="65.199188" calcext:value-type="float">
            <text:p>65,199188</text:p>
          </table:table-cell>
          <table:table-cell office:value-type="float" office:value="69.983818" calcext:value-type="float">
            <text:p>69,983818</text:p>
          </table:table-cell>
          <table:table-cell office:value-type="float" office:value="74.102501" calcext:value-type="float">
            <text:p>74,102501</text:p>
          </table:table-cell>
          <table:table-cell office:value-type="float" office:value="80.678452" calcext:value-type="float">
            <text:p>80,678452</text:p>
          </table:table-cell>
          <table:table-cell office:value-type="float" office:value="85.296066" calcext:value-type="float">
            <text:p>85,296066</text:p>
          </table:table-cell>
          <table:table-cell office:value-type="float" office:value="86.06739" calcext:value-type="float">
            <text:p>86,06739</text:p>
          </table:table-cell>
          <table:table-cell office:value-type="float" office:value="82.902161" calcext:value-type="float">
            <text:p>82,902161</text:p>
          </table:table-cell>
          <table:table-cell office:value-type="float" office:value="74.764938" calcext:value-type="float">
            <text:p>74,7649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7.815506" calcext:value-type="float">
            <text:p>97,815506</text:p>
          </table:table-cell>
          <table:table-cell office:value-type="float" office:value="103.224342" calcext:value-type="float">
            <text:p>103,224342</text:p>
          </table:table-cell>
          <table:table-cell office:value-type="float" office:value="110.066124" calcext:value-type="float">
            <text:p>110,066124</text:p>
          </table:table-cell>
          <table:table-cell office:value-type="float" office:value="114.229172" calcext:value-type="float">
            <text:p>114,229172</text:p>
          </table:table-cell>
          <table:table-cell office:value-type="float" office:value="124.379662" calcext:value-type="float">
            <text:p>124,379662</text:p>
          </table:table-cell>
          <table:table-cell office:value-type="float" office:value="132.471725" calcext:value-type="float">
            <text:p>132,471725</text:p>
          </table:table-cell>
          <table:table-cell office:value-type="float" office:value="139.470093" calcext:value-type="float">
            <text:p>139,470093</text:p>
          </table:table-cell>
          <table:table-cell office:value-type="float" office:value="143.975662" calcext:value-type="float">
            <text:p>143,975662</text:p>
          </table:table-cell>
          <table:table-cell office:value-type="float" office:value="145.090683" calcext:value-type="float">
            <text:p>145,090683</text:p>
          </table:table-cell>
          <table:table-cell office:value-type="float" office:value="142.543533" calcext:value-type="float">
            <text:p>142,543533</text:p>
          </table:table-cell>
          <table:table-cell office:value-type="float" office:value="134.982574" calcext:value-type="float">
            <text:p>134,982574</text:p>
          </table:table-cell>
          <table:table-cell office:value-type="float" office:value="118.659225" calcext:value-type="float">
            <text:p>118,6592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4.351318" calcext:value-type="float">
            <text:p>64,351318</text:p>
          </table:table-cell>
          <table:table-cell office:value-type="float" office:value="65.272263" calcext:value-type="float">
            <text:p>65,272263</text:p>
          </table:table-cell>
          <table:table-cell office:value-type="float" office:value="67.176109" calcext:value-type="float">
            <text:p>67,176109</text:p>
          </table:table-cell>
          <table:table-cell office:value-type="float" office:value="67.388199" calcext:value-type="float">
            <text:p>67,388199</text:p>
          </table:table-cell>
          <table:table-cell office:value-type="float" office:value="72.081467" calcext:value-type="float">
            <text:p>72,081467</text:p>
          </table:table-cell>
          <table:table-cell office:value-type="float" office:value="77.010757" calcext:value-type="float">
            <text:p>77,010757</text:p>
          </table:table-cell>
          <table:table-cell office:value-type="float" office:value="83.546623" calcext:value-type="float">
            <text:p>83,546623</text:p>
          </table:table-cell>
          <table:table-cell office:value-type="float" office:value="81.930801" calcext:value-type="float">
            <text:p>81,930801</text:p>
          </table:table-cell>
          <table:table-cell office:value-type="float" office:value="79.16127" calcext:value-type="float">
            <text:p>79,16127</text:p>
          </table:table-cell>
          <table:table-cell office:value-type="float" office:value="76.353775" calcext:value-type="float">
            <text:p>76,353775</text:p>
          </table:table-cell>
          <table:table-cell office:value-type="float" office:value="74.199112" calcext:value-type="float">
            <text:p>74,199112</text:p>
          </table:table-cell>
          <table:table-cell office:value-type="float" office:value="69.057434" calcext:value-type="float">
            <text:p>69,0574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395.955353" calcext:value-type="float">
            <text:p>395,955353</text:p>
          </table:table-cell>
          <table:table-cell office:value-type="float" office:value="399.361145" calcext:value-type="float">
            <text:p>399,361145</text:p>
          </table:table-cell>
          <table:table-cell office:value-type="float" office:value="409.164246" calcext:value-type="float">
            <text:p>409,164246</text:p>
          </table:table-cell>
          <table:table-cell office:value-type="float" office:value="429.537537" calcext:value-type="float">
            <text:p>429,537537</text:p>
          </table:table-cell>
          <table:table-cell office:value-type="float" office:value="479.028412" calcext:value-type="float">
            <text:p>479,028412</text:p>
          </table:table-cell>
          <table:table-cell office:value-type="float" office:value="497.232239" calcext:value-type="float">
            <text:p>497,232239</text:p>
          </table:table-cell>
          <table:table-cell office:value-type="float" office:value="500.338074" calcext:value-type="float">
            <text:p>500,338074</text:p>
          </table:table-cell>
          <table:table-cell office:value-type="float" office:value="505.655426" calcext:value-type="float">
            <text:p>505,655426</text:p>
          </table:table-cell>
          <table:table-cell office:value-type="float" office:value="505.05072" calcext:value-type="float">
            <text:p>505,05072</text:p>
          </table:table-cell>
          <table:table-cell office:value-type="float" office:value="508.527527" calcext:value-type="float">
            <text:p>508,527527</text:p>
          </table:table-cell>
          <table:table-cell office:value-type="float" office:value="500.453918" calcext:value-type="float">
            <text:p>500,453918</text:p>
          </table:table-cell>
          <table:table-cell office:value-type="float" office:value="448.274475" calcext:value-type="float">
            <text:p>448,274475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01.364182" calcext:value-type="float">
            <text:p>101,364182</text:p>
          </table:table-cell>
          <table:table-cell office:value-type="float" office:value="97.125748" calcext:value-type="float">
            <text:p>97,125748</text:p>
          </table:table-cell>
          <table:table-cell office:value-type="float" office:value="98.247734" calcext:value-type="float">
            <text:p>98,247734</text:p>
          </table:table-cell>
          <table:table-cell office:value-type="float" office:value="95.928558" calcext:value-type="float">
            <text:p>95,928558</text:p>
          </table:table-cell>
          <table:table-cell office:value-type="float" office:value="98.056664" calcext:value-type="float">
            <text:p>98,056664</text:p>
          </table:table-cell>
          <table:table-cell office:value-type="float" office:value="102.133522" calcext:value-type="float">
            <text:p>102,133522</text:p>
          </table:table-cell>
          <table:table-cell office:value-type="float" office:value="105.828331" calcext:value-type="float">
            <text:p>105,828331</text:p>
          </table:table-cell>
          <table:table-cell office:value-type="float" office:value="108.049355" calcext:value-type="float">
            <text:p>108,049355</text:p>
          </table:table-cell>
          <table:table-cell office:value-type="float" office:value="109.741188" calcext:value-type="float">
            <text:p>109,741188</text:p>
          </table:table-cell>
          <table:table-cell office:value-type="float" office:value="110.460327" calcext:value-type="float">
            <text:p>110,460327</text:p>
          </table:table-cell>
          <table:table-cell office:value-type="float" office:value="111.686684" calcext:value-type="float">
            <text:p>111,686684</text:p>
          </table:table-cell>
          <table:table-cell office:value-type="float" office:value="111.739212" calcext:value-type="float">
            <text:p>111,7392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58.626797" calcext:value-type="float">
            <text:p>58,626797</text:p>
          </table:table-cell>
          <table:table-cell office:value-type="float" office:value="58.383572" calcext:value-type="float">
            <text:p>58,383572</text:p>
          </table:table-cell>
          <table:table-cell office:value-type="float" office:value="58.047733" calcext:value-type="float">
            <text:p>58,047733</text:p>
          </table:table-cell>
          <table:table-cell office:value-type="float" office:value="56.114586" calcext:value-type="float">
            <text:p>56,114586</text:p>
          </table:table-cell>
          <table:table-cell office:value-type="float" office:value="54.810474" calcext:value-type="float">
            <text:p>54,810474</text:p>
          </table:table-cell>
          <table:table-cell office:value-type="float" office:value="54.174198" calcext:value-type="float">
            <text:p>54,174198</text:p>
          </table:table-cell>
          <table:table-cell office:value-type="float" office:value="54.183372" calcext:value-type="float">
            <text:p>54,183372</text:p>
          </table:table-cell>
          <table:table-cell office:value-type="float" office:value="59.291634" calcext:value-type="float">
            <text:p>59,291634</text:p>
          </table:table-cell>
          <table:table-cell office:value-type="float" office:value="60.906189" calcext:value-type="float">
            <text:p>60,906189</text:p>
          </table:table-cell>
          <table:table-cell office:value-type="float" office:value="64.58786" calcext:value-type="float">
            <text:p>64,58786</text:p>
          </table:table-cell>
          <table:table-cell office:value-type="float" office:value="66.81118" calcext:value-type="float">
            <text:p>66,81118</text:p>
          </table:table-cell>
          <table:table-cell office:value-type="float" office:value="66.016975" calcext:value-type="float">
            <text:p>66,016975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00.776459" calcext:value-type="float">
            <text:p>300,776459</text:p>
          </table:table-cell>
          <table:table-cell office:value-type="float" office:value="302.471252" calcext:value-type="float">
            <text:p>302,471252</text:p>
          </table:table-cell>
          <table:table-cell office:value-type="float" office:value="332.872894" calcext:value-type="float">
            <text:p>332,872894</text:p>
          </table:table-cell>
          <table:table-cell office:value-type="float" office:value="311.176971" calcext:value-type="float">
            <text:p>311,176971</text:p>
          </table:table-cell>
          <table:table-cell office:value-type="float" office:value="327.219299" calcext:value-type="float">
            <text:p>327,219299</text:p>
          </table:table-cell>
          <table:table-cell office:value-type="float" office:value="334.609741" calcext:value-type="float">
            <text:p>334,609741</text:p>
          </table:table-cell>
          <table:table-cell office:value-type="float" office:value="328.748352" calcext:value-type="float">
            <text:p>328,748352</text:p>
          </table:table-cell>
          <table:table-cell office:value-type="float" office:value="362.150421" calcext:value-type="float">
            <text:p>362,150421</text:p>
          </table:table-cell>
          <table:table-cell office:value-type="float" office:value="373.573669" calcext:value-type="float">
            <text:p>373,573669</text:p>
          </table:table-cell>
          <table:table-cell office:value-type="float" office:value="363.631104" calcext:value-type="float">
            <text:p>363,631104</text:p>
          </table:table-cell>
          <table:table-cell office:value-type="float" office:value="358.827423" calcext:value-type="float">
            <text:p>358,827423</text:p>
          </table:table-cell>
          <table:table-cell office:value-type="float" office:value="321.82489" calcext:value-type="float">
            <text:p>321,8248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3.982452" calcext:value-type="float">
            <text:p>133,982452</text:p>
          </table:table-cell>
          <table:table-cell office:value-type="float" office:value="132.478973" calcext:value-type="float">
            <text:p>132,478973</text:p>
          </table:table-cell>
          <table:table-cell office:value-type="float" office:value="139.267487" calcext:value-type="float">
            <text:p>139,267487</text:p>
          </table:table-cell>
          <table:table-cell office:value-type="float" office:value="134.129089" calcext:value-type="float">
            <text:p>134,129089</text:p>
          </table:table-cell>
          <table:table-cell office:value-type="float" office:value="136.613678" calcext:value-type="float">
            <text:p>136,613678</text:p>
          </table:table-cell>
          <table:table-cell office:value-type="float" office:value="135.552353" calcext:value-type="float">
            <text:p>135,552353</text:p>
          </table:table-cell>
          <table:table-cell office:value-type="float" office:value="137.469208" calcext:value-type="float">
            <text:p>137,469208</text:p>
          </table:table-cell>
          <table:table-cell office:value-type="float" office:value="144.568024" calcext:value-type="float">
            <text:p>144,568024</text:p>
          </table:table-cell>
          <table:table-cell office:value-type="float" office:value="147.581955" calcext:value-type="float">
            <text:p>147,581955</text:p>
          </table:table-cell>
          <table:table-cell office:value-type="float" office:value="147.815964" calcext:value-type="float">
            <text:p>147,815964</text:p>
          </table:table-cell>
          <table:table-cell office:value-type="float" office:value="145.134216" calcext:value-type="float">
            <text:p>145,134216</text:p>
          </table:table-cell>
          <table:table-cell office:value-type="float" office:value="139.599716" calcext:value-type="float">
            <text:p>139,59971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9.893147" calcext:value-type="float">
            <text:p>59,893147</text:p>
          </table:table-cell>
          <table:table-cell office:value-type="float" office:value="52.611877" calcext:value-type="float">
            <text:p>52,611877</text:p>
          </table:table-cell>
          <table:table-cell office:value-type="float" office:value="50.508827" calcext:value-type="float">
            <text:p>50,508827</text:p>
          </table:table-cell>
          <table:table-cell office:value-type="float" office:value="51.28056" calcext:value-type="float">
            <text:p>51,28056</text:p>
          </table:table-cell>
          <table:table-cell office:value-type="float" office:value="55.658886" calcext:value-type="float">
            <text:p>55,658886</text:p>
          </table:table-cell>
          <table:table-cell office:value-type="float" office:value="58.643482" calcext:value-type="float">
            <text:p>58,643482</text:p>
          </table:table-cell>
          <table:table-cell office:value-type="float" office:value="63.403492" calcext:value-type="float">
            <text:p>63,403492</text:p>
          </table:table-cell>
          <table:table-cell office:value-type="float" office:value="66.531052" calcext:value-type="float">
            <text:p>66,531052</text:p>
          </table:table-cell>
          <table:table-cell office:value-type="float" office:value="69.200333" calcext:value-type="float">
            <text:p>69,200333</text:p>
          </table:table-cell>
          <table:table-cell office:value-type="float" office:value="69.822563" calcext:value-type="float">
            <text:p>69,822563</text:p>
          </table:table-cell>
          <table:table-cell office:value-type="float" office:value="68.881706" calcext:value-type="float">
            <text:p>68,881706</text:p>
          </table:table-cell>
          <table:table-cell office:value-type="float" office:value="65.562019" calcext:value-type="float">
            <text:p>65,5620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8.017136" calcext:value-type="float">
            <text:p>218,017136</text:p>
          </table:table-cell>
          <table:table-cell office:value-type="float" office:value="219.146271" calcext:value-type="float">
            <text:p>219,146271</text:p>
          </table:table-cell>
          <table:table-cell office:value-type="float" office:value="221.244629" calcext:value-type="float">
            <text:p>221,244629</text:p>
          </table:table-cell>
          <table:table-cell office:value-type="float" office:value="220.479446" calcext:value-type="float">
            <text:p>220,479446</text:p>
          </table:table-cell>
          <table:table-cell office:value-type="float" office:value="222.191696" calcext:value-type="float">
            <text:p>222,191696</text:p>
          </table:table-cell>
          <table:table-cell office:value-type="float" office:value="223.654053" calcext:value-type="float">
            <text:p>223,654053</text:p>
          </table:table-cell>
          <table:table-cell office:value-type="float" office:value="224.611771" calcext:value-type="float">
            <text:p>224,611771</text:p>
          </table:table-cell>
          <table:table-cell office:value-type="float" office:value="226.030426" calcext:value-type="float">
            <text:p>226,030426</text:p>
          </table:table-cell>
          <table:table-cell office:value-type="float" office:value="225.043869" calcext:value-type="float">
            <text:p>225,043869</text:p>
          </table:table-cell>
          <table:table-cell office:value-type="float" office:value="222.858795" calcext:value-type="float">
            <text:p>222,858795</text:p>
          </table:table-cell>
          <table:table-cell office:value-type="float" office:value="221.975052" calcext:value-type="float">
            <text:p>221,975052</text:p>
          </table:table-cell>
          <table:table-cell office:value-type="float" office:value="219.480759" calcext:value-type="float">
            <text:p>219,48075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437149" calcext:value-type="float">
            <text:p>185,437149</text:p>
          </table:table-cell>
          <table:table-cell office:value-type="float" office:value="179.795563" calcext:value-type="float">
            <text:p>179,795563</text:p>
          </table:table-cell>
          <table:table-cell office:value-type="float" office:value="183.436218" calcext:value-type="float">
            <text:p>183,436218</text:p>
          </table:table-cell>
          <table:table-cell office:value-type="float" office:value="191.179703" calcext:value-type="float">
            <text:p>191,179703</text:p>
          </table:table-cell>
          <table:table-cell office:value-type="float" office:value="208.280807" calcext:value-type="float">
            <text:p>208,280807</text:p>
          </table:table-cell>
          <table:table-cell office:value-type="float" office:value="216.9272" calcext:value-type="float">
            <text:p>216,9272</text:p>
          </table:table-cell>
          <table:table-cell office:value-type="float" office:value="217.644608" calcext:value-type="float">
            <text:p>217,644608</text:p>
          </table:table-cell>
          <table:table-cell office:value-type="float" office:value="219.660156" calcext:value-type="float">
            <text:p>219,660156</text:p>
          </table:table-cell>
          <table:table-cell office:value-type="float" office:value="222.47995" calcext:value-type="float">
            <text:p>222,47995</text:p>
          </table:table-cell>
          <table:table-cell office:value-type="float" office:value="219.568237" calcext:value-type="float">
            <text:p>219,568237</text:p>
          </table:table-cell>
          <table:table-cell office:value-type="float" office:value="216.207321" calcext:value-type="float">
            <text:p>216,207321</text:p>
          </table:table-cell>
          <table:table-cell office:value-type="float" office:value="206.542389" calcext:value-type="float">
            <text:p>206,54238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1.330322" calcext:value-type="float">
            <text:p>41,330322</text:p>
          </table:table-cell>
          <table:table-cell office:value-type="float" office:value="41.116554" calcext:value-type="float">
            <text:p>41,116554</text:p>
          </table:table-cell>
          <table:table-cell office:value-type="float" office:value="40.77557" calcext:value-type="float">
            <text:p>40,77557</text:p>
          </table:table-cell>
          <table:table-cell office:value-type="float" office:value="40.544323" calcext:value-type="float">
            <text:p>40,544323</text:p>
          </table:table-cell>
          <table:table-cell office:value-type="float" office:value="40.325996" calcext:value-type="float">
            <text:p>40,325996</text:p>
          </table:table-cell>
          <table:table-cell office:value-type="float" office:value="40.65168" calcext:value-type="float">
            <text:p>40,65168</text:p>
          </table:table-cell>
          <table:table-cell office:value-type="float" office:value="42.205811" calcext:value-type="float">
            <text:p>42,205811</text:p>
          </table:table-cell>
          <table:table-cell office:value-type="float" office:value="48.176823" calcext:value-type="float">
            <text:p>48,176823</text:p>
          </table:table-cell>
          <table:table-cell office:value-type="float" office:value="52.086113" calcext:value-type="float">
            <text:p>52,086113</text:p>
          </table:table-cell>
          <table:table-cell office:value-type="float" office:value="51.696716" calcext:value-type="float">
            <text:p>51,696716</text:p>
          </table:table-cell>
          <table:table-cell office:value-type="float" office:value="48.310242" calcext:value-type="float">
            <text:p>48,310242</text:p>
          </table:table-cell>
          <table:table-cell office:value-type="float" office:value="44.510246" calcext:value-type="float">
            <text:p>44,5102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3.004307" calcext:value-type="float">
            <text:p>33,004307</text:p>
          </table:table-cell>
          <table:table-cell office:value-type="float" office:value="29.690796" calcext:value-type="float">
            <text:p>29,690796</text:p>
          </table:table-cell>
          <table:table-cell office:value-type="float" office:value="28.400497" calcext:value-type="float">
            <text:p>28,400497</text:p>
          </table:table-cell>
          <table:table-cell office:value-type="float" office:value="29.049093" calcext:value-type="float">
            <text:p>29,049093</text:p>
          </table:table-cell>
          <table:table-cell office:value-type="float" office:value="31.927078" calcext:value-type="float">
            <text:p>31,927078</text:p>
          </table:table-cell>
          <table:table-cell office:value-type="float" office:value="35.803078" calcext:value-type="float">
            <text:p>35,803078</text:p>
          </table:table-cell>
          <table:table-cell office:value-type="float" office:value="39.311901" calcext:value-type="float">
            <text:p>39,311901</text:p>
          </table:table-cell>
          <table:table-cell office:value-type="float" office:value="41.114582" calcext:value-type="float">
            <text:p>41,114582</text:p>
          </table:table-cell>
          <table:table-cell office:value-type="float" office:value="40.6786" calcext:value-type="float">
            <text:p>40,6786</text:p>
          </table:table-cell>
          <table:table-cell office:value-type="float" office:value="40.612373" calcext:value-type="float">
            <text:p>40,612373</text:p>
          </table:table-cell>
          <table:table-cell office:value-type="float" office:value="38.358196" calcext:value-type="float">
            <text:p>38,358196</text:p>
          </table:table-cell>
          <table:table-cell office:value-type="float" office:value="36.627491" calcext:value-type="float">
            <text:p>36,6274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070765" calcext:value-type="float">
            <text:p>8,070765</text:p>
          </table:table-cell>
          <table:table-cell office:value-type="float" office:value="8.141126" calcext:value-type="float">
            <text:p>8,141126</text:p>
          </table:table-cell>
          <table:table-cell office:value-type="float" office:value="8.201465" calcext:value-type="float">
            <text:p>8,201465</text:p>
          </table:table-cell>
          <table:table-cell office:value-type="float" office:value="8.283481" calcext:value-type="float">
            <text:p>8,283481</text:p>
          </table:table-cell>
          <table:table-cell office:value-type="float" office:value="8.373121" calcext:value-type="float">
            <text:p>8,373121</text:p>
          </table:table-cell>
          <table:table-cell office:value-type="float" office:value="8.476167" calcext:value-type="float">
            <text:p>8,476167</text:p>
          </table:table-cell>
          <table:table-cell office:value-type="float" office:value="8.548434" calcext:value-type="float">
            <text:p>8,548434</text:p>
          </table:table-cell>
          <table:table-cell office:value-type="float" office:value="8.680769" calcext:value-type="float">
            <text:p>8,680769</text:p>
          </table:table-cell>
          <table:table-cell office:value-type="float" office:value="8.819237" calcext:value-type="float">
            <text:p>8,819237</text:p>
          </table:table-cell>
          <table:table-cell office:value-type="float" office:value="8.905887" calcext:value-type="float">
            <text:p>8,905887</text:p>
          </table:table-cell>
          <table:table-cell office:value-type="float" office:value="8.940671" calcext:value-type="float">
            <text:p>8,940671</text:p>
          </table:table-cell>
          <table:table-cell office:value-type="float" office:value="8.905694" calcext:value-type="float">
            <text:p>8,90569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5.465286" calcext:value-type="float">
            <text:p>225,465286</text:p>
          </table:table-cell>
          <table:table-cell office:value-type="float" office:value="230.189529" calcext:value-type="float">
            <text:p>230,189529</text:p>
          </table:table-cell>
          <table:table-cell office:value-type="float" office:value="237.645966" calcext:value-type="float">
            <text:p>237,645966</text:p>
          </table:table-cell>
          <table:table-cell office:value-type="float" office:value="242.303375" calcext:value-type="float">
            <text:p>242,303375</text:p>
          </table:table-cell>
          <table:table-cell office:value-type="float" office:value="251.697342" calcext:value-type="float">
            <text:p>251,697342</text:p>
          </table:table-cell>
          <table:table-cell office:value-type="float" office:value="261.815735" calcext:value-type="float">
            <text:p>261,815735</text:p>
          </table:table-cell>
          <table:table-cell office:value-type="float" office:value="268.855865" calcext:value-type="float">
            <text:p>268,855865</text:p>
          </table:table-cell>
          <table:table-cell office:value-type="float" office:value="278.875671" calcext:value-type="float">
            <text:p>278,875671</text:p>
          </table:table-cell>
          <table:table-cell office:value-type="float" office:value="284.04361" calcext:value-type="float">
            <text:p>284,04361</text:p>
          </table:table-cell>
          <table:table-cell office:value-type="float" office:value="281.036377" calcext:value-type="float">
            <text:p>281,036377</text:p>
          </table:table-cell>
          <table:table-cell office:value-type="float" office:value="262.629944" calcext:value-type="float">
            <text:p>262,629944</text:p>
          </table:table-cell>
          <table:table-cell office:value-type="float" office:value="236.457428" calcext:value-type="float">
            <text:p>236,45742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25.252136" calcext:value-type="float">
            <text:p>825,252136</text:p>
          </table:table-cell>
          <table:table-cell office:value-type="float" office:value="859.542297" calcext:value-type="float">
            <text:p>859,542297</text:p>
          </table:table-cell>
          <table:table-cell office:value-type="float" office:value="872.964539" calcext:value-type="float">
            <text:p>872,964539</text:p>
          </table:table-cell>
          <table:table-cell office:value-type="float" office:value="874.256226" calcext:value-type="float">
            <text:p>874,256226</text:p>
          </table:table-cell>
          <table:table-cell office:value-type="float" office:value="921.26532" calcext:value-type="float">
            <text:p>921,26532</text:p>
          </table:table-cell>
          <table:table-cell office:value-type="float" office:value="921.999512" calcext:value-type="float">
            <text:p>921,999512</text:p>
          </table:table-cell>
          <table:table-cell office:value-type="float" office:value="975.165161" calcext:value-type="float">
            <text:p>975,165161</text:p>
          </table:table-cell>
          <table:table-cell office:value-type="float" office:value="946.195801" calcext:value-type="float">
            <text:p>946,195801</text:p>
          </table:table-cell>
          <table:table-cell office:value-type="float" office:value="932.906067" calcext:value-type="float">
            <text:p>932,906067</text:p>
          </table:table-cell>
          <table:table-cell office:value-type="float" office:value="927.967407" calcext:value-type="float">
            <text:p>927,967407</text:p>
          </table:table-cell>
          <table:table-cell office:value-type="float" office:value="900.563293" calcext:value-type="float">
            <text:p>900,563293</text:p>
          </table:table-cell>
          <table:table-cell office:value-type="float" office:value="875.491516" calcext:value-type="float">
            <text:p>875,491516</text:p>
          </table:table-cell>
          <table:table-cell table:number-columns-repeated="8"/>
          <table:table-cell table:style-name="ce18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1.25704" calcext:value-type="float">
            <text:p>31,25704</text:p>
          </table:table-cell>
          <table:table-cell office:value-type="float" office:value="31.213751" calcext:value-type="float">
            <text:p>31,213751</text:p>
          </table:table-cell>
          <table:table-cell office:value-type="float" office:value="30.480408" calcext:value-type="float">
            <text:p>30,480408</text:p>
          </table:table-cell>
          <table:table-cell office:value-type="float" office:value="30.225586" calcext:value-type="float">
            <text:p>30,225586</text:p>
          </table:table-cell>
          <table:table-cell office:value-type="float" office:value="30.397379" calcext:value-type="float">
            <text:p>30,397379</text:p>
          </table:table-cell>
          <table:table-cell office:value-type="float" office:value="31.063059" calcext:value-type="float">
            <text:p>31,063059</text:p>
          </table:table-cell>
          <table:table-cell office:value-type="float" office:value="31.572887" calcext:value-type="float">
            <text:p>31,572887</text:p>
          </table:table-cell>
          <table:table-cell office:value-type="float" office:value="32.874939" calcext:value-type="float">
            <text:p>32,874939</text:p>
          </table:table-cell>
          <table:table-cell office:value-type="float" office:value="33.892776" calcext:value-type="float">
            <text:p>33,892776</text:p>
          </table:table-cell>
          <table:table-cell office:value-type="float" office:value="34.450577" calcext:value-type="float">
            <text:p>34,450577</text:p>
          </table:table-cell>
          <table:table-cell office:value-type="float" office:value="35.0186" calcext:value-type="float">
            <text:p>35,0186</text:p>
          </table:table-cell>
          <table:table-cell office:value-type="float" office:value="34.575916" calcext:value-type="float">
            <text:p>34,57591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29.940317" calcext:value-type="float">
            <text:p>29,940317</text:p>
          </table:table-cell>
          <table:table-cell office:value-type="float" office:value="28.987797" calcext:value-type="float">
            <text:p>28,987797</text:p>
          </table:table-cell>
          <table:table-cell office:value-type="float" office:value="30.297855" calcext:value-type="float">
            <text:p>30,297855</text:p>
          </table:table-cell>
          <table:table-cell office:value-type="float" office:value="34.604813" calcext:value-type="float">
            <text:p>34,604813</text:p>
          </table:table-cell>
          <table:table-cell office:value-type="float" office:value="37.573936" calcext:value-type="float">
            <text:p>37,573936</text:p>
          </table:table-cell>
          <table:table-cell office:value-type="float" office:value="40.368584" calcext:value-type="float">
            <text:p>40,368584</text:p>
          </table:table-cell>
          <table:table-cell office:value-type="float" office:value="41.951141" calcext:value-type="float">
            <text:p>41,951141</text:p>
          </table:table-cell>
          <table:table-cell office:value-type="float" office:value="43.177143" calcext:value-type="float">
            <text:p>43,177143</text:p>
          </table:table-cell>
          <table:table-cell office:value-type="float" office:value="45.435776" calcext:value-type="float">
            <text:p>45,435776</text:p>
          </table:table-cell>
          <table:table-cell office:value-type="float" office:value="43.421574" calcext:value-type="float">
            <text:p>43,421574</text:p>
          </table:table-cell>
          <table:table-cell office:value-type="float" office:value="38.765297" calcext:value-type="float">
            <text:p>38,765297</text:p>
          </table:table-cell>
          <table:table-cell office:value-type="float" office:value="36.422546" calcext:value-type="float">
            <text:p>36,422546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8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8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6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default-cell-style-name="ce62"/>
        <table:table-column table:style-name="co2" table:number-columns-repeated="971" table:default-cell-style-name="ce84"/>
        <table:table-row table:style-name="ro1">
          <table:table-cell table:style-name="ce13" office:value-type="string" calcext:value-type="string">
            <text:p>% do Erro Absoluto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190752592062925" calcext:value-type="percentage">
            <text:p>1,908%</text:p>
          </table:table-cell>
          <table:table-cell table:formula="of:=(ABS([$Registrado.C2] - [$Previsto.C2])/[$Registrado.C2])" office:value-type="percentage" office:value="0.0261351507561892" calcext:value-type="percentage">
            <text:p>2,614%</text:p>
          </table:table-cell>
          <table:table-cell table:formula="of:=(ABS([$Registrado.D2] - [$Previsto.D2])/[$Registrado.D2])" office:value-type="percentage" office:value="0.184696905940594" calcext:value-type="percentage">
            <text:p>18,470%</text:p>
          </table:table-cell>
          <table:table-cell table:formula="of:=(ABS([$Registrado.E2] - [$Previsto.E2])/[$Registrado.E2])" office:value-type="percentage" office:value="0.0687612515689439" calcext:value-type="percentage">
            <text:p>6,876%</text:p>
          </table:table-cell>
          <table:table-cell table:formula="of:=(ABS([$Registrado.F2] - [$Previsto.F2])/[$Registrado.F2])" office:value-type="percentage" office:value="0.0182659897665495" calcext:value-type="percentage">
            <text:p>1,827%</text:p>
          </table:table-cell>
          <table:table-cell table:formula="of:=(ABS([$Registrado.G2] - [$Previsto.G2])/[$Registrado.G2])" office:value-type="percentage" office:value="0.186004865578097" calcext:value-type="percentage">
            <text:p>18,600%</text:p>
          </table:table-cell>
          <table:table-cell table:formula="of:=(ABS([$Registrado.H2] - [$Previsto.H2])/[$Registrado.H2])" office:value-type="percentage" office:value="0.057087334437086" calcext:value-type="percentage">
            <text:p>5,709%</text:p>
          </table:table-cell>
          <table:table-cell table:formula="of:=(ABS([$Registrado.I2] - [$Previsto.I2])/[$Registrado.I2])" office:value-type="percentage" office:value="0.0114623572325539" calcext:value-type="percentage">
            <text:p>1,146%</text:p>
          </table:table-cell>
          <table:table-cell table:formula="of:=(ABS([$Registrado.J2] - [$Previsto.J2])/[$Registrado.J2])" office:value-type="percentage" office:value="0.0874782010096375" calcext:value-type="percentage">
            <text:p>8,748%</text:p>
          </table:table-cell>
          <table:table-cell table:formula="of:=(ABS([$Registrado.K2] - [$Previsto.K2])/[$Registrado.K2])" office:value-type="percentage" office:value="0.0347718226362591" calcext:value-type="percentage">
            <text:p>3,477%</text:p>
          </table:table-cell>
          <table:table-cell table:formula="of:=(ABS([$Registrado.L2] - [$Previsto.L2])/[$Registrado.L2])" office:value-type="percentage" office:value="0.0733558463764303" calcext:value-type="percentage">
            <text:p>7,336%</text:p>
          </table:table-cell>
          <table:table-cell table:formula="of:=(ABS([$Registrado.M2] - [$Previsto.M2])/[$Registrado.M2])" office:value-type="percentage" office:value="0.20308405511811" calcext:value-type="percentage">
            <text:p>20,308%</text:p>
          </table:table-cell>
          <table:table-cell table:style-name="ce49" table:formula="of:=AVERAGE([.B2:.M2])" office:value-type="percentage" office:value="0.0808482533022286" calcext:value-type="percentage">
            <text:p>8,085%</text:p>
          </table:table-cell>
          <table:table-cell table:formula="of:=STDEV([.B2:.M2])" office:value-type="percentage" office:value="0.0708764753801354" calcext:value-type="percentage">
            <text:p>7,09%</text:p>
          </table:table-cell>
          <table:table-cell table:formula="of:=ABS(SUM([$Registrado.B2:.M2]) -SUM([$Previsto.B2:.M2]))/SUM([$Registrado.B2:.M2])" office:value-type="percentage" office:value="0.0357248026734979" calcext:value-type="percentage">
            <text:p>3,572%</text:p>
          </table:table-cell>
          <table:table-cell table:formula="of:=COUNTIF([.B2:.M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107441120167963" calcext:value-type="percentage">
            <text:p>10,744%</text:p>
          </table:table-cell>
          <table:table-cell table:formula="of:=(ABS([$Registrado.C3] - [$Previsto.C3])/[$Registrado.C3])" office:value-type="percentage" office:value="0.0676931661070512" calcext:value-type="percentage">
            <text:p>6,769%</text:p>
          </table:table-cell>
          <table:table-cell table:formula="of:=(ABS([$Registrado.D3] - [$Previsto.D3])/[$Registrado.D3])" office:value-type="percentage" office:value="0.0393458438040534" calcext:value-type="percentage">
            <text:p>3,935%</text:p>
          </table:table-cell>
          <table:table-cell table:formula="of:=(ABS([$Registrado.E3] - [$Previsto.E3])/[$Registrado.E3])" office:value-type="percentage" office:value="0.170634227046418" calcext:value-type="percentage">
            <text:p>17,063%</text:p>
          </table:table-cell>
          <table:table-cell table:formula="of:=(ABS([$Registrado.F3] - [$Previsto.F3])/[$Registrado.F3])" office:value-type="percentage" office:value="0.297020244471913" calcext:value-type="percentage">
            <text:p>29,702%</text:p>
          </table:table-cell>
          <table:table-cell table:formula="of:=(ABS([$Registrado.G3] - [$Previsto.G3])/[$Registrado.G3])" office:value-type="percentage" office:value="0.169405973598827" calcext:value-type="percentage">
            <text:p>16,941%</text:p>
          </table:table-cell>
          <table:table-cell table:formula="of:=(ABS([$Registrado.H3] - [$Previsto.H3])/[$Registrado.H3])" office:value-type="percentage" office:value="0.0582266013375773" calcext:value-type="percentage">
            <text:p>5,823%</text:p>
          </table:table-cell>
          <table:table-cell table:formula="of:=(ABS([$Registrado.I3] - [$Previsto.I3])/[$Registrado.I3])" office:value-type="percentage" office:value="0.0438637037494595" calcext:value-type="percentage">
            <text:p>4,386%</text:p>
          </table:table-cell>
          <table:table-cell table:formula="of:=(ABS([$Registrado.J3] - [$Previsto.J3])/[$Registrado.J3])" office:value-type="percentage" office:value="0.0262483886808667" calcext:value-type="percentage">
            <text:p>2,625%</text:p>
          </table:table-cell>
          <table:table-cell table:formula="of:=(ABS([$Registrado.K3] - [$Previsto.K3])/[$Registrado.K3])" office:value-type="percentage" office:value="0.194711800107721" calcext:value-type="percentage">
            <text:p>19,471%</text:p>
          </table:table-cell>
          <table:table-cell table:formula="of:=(ABS([$Registrado.L3] - [$Previsto.L3])/[$Registrado.L3])" office:value-type="percentage" office:value="0.150887181215011" calcext:value-type="percentage">
            <text:p>15,089%</text:p>
          </table:table-cell>
          <table:table-cell table:formula="of:=(ABS([$Registrado.M3] - [$Previsto.M3])/[$Registrado.M3])" office:value-type="percentage" office:value="0.139078788044818" calcext:value-type="percentage">
            <text:p>13,908%</text:p>
          </table:table-cell>
          <table:table-cell table:formula="of:=AVERAGE([.B3:.M3])" office:value-type="percentage" office:value="0.122046419860973" calcext:value-type="percentage">
            <text:p>12,205%</text:p>
          </table:table-cell>
          <table:table-cell table:formula="of:=STDEV([.B3:.M3])" office:value-type="percentage" office:value="0.0803353401063195" calcext:value-type="percentage">
            <text:p>8,03%</text:p>
          </table:table-cell>
          <table:table-cell table:formula="of:=ABS(SUM([$Registrado.B3:.M3]) -SUM([$Previsto.B3:.M3]))/SUM([$Registrado.B3:.M3])" office:value-type="percentage" office:value="0.102862481946788" calcext:value-type="percentage">
            <text:p>10,286%</text:p>
          </table:table-cell>
          <table:table-cell table:formula="of:=COUNTIF([.B3:.M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490149623361881" calcext:value-type="percentage">
            <text:p>4,901%</text:p>
          </table:table-cell>
          <table:table-cell table:formula="of:=(ABS([$Registrado.C4] - [$Previsto.C4])/[$Registrado.C4])" office:value-type="percentage" office:value="0.15345039306045" calcext:value-type="percentage">
            <text:p>15,345%</text:p>
          </table:table-cell>
          <table:table-cell table:formula="of:=(ABS([$Registrado.D4] - [$Previsto.D4])/[$Registrado.D4])" office:value-type="percentage" office:value="0.245672453371593" calcext:value-type="percentage">
            <text:p>24,567%</text:p>
          </table:table-cell>
          <table:table-cell table:formula="of:=(ABS([$Registrado.E4] - [$Previsto.E4])/[$Registrado.E4])" office:value-type="percentage" office:value="0.0720282448765107" calcext:value-type="percentage">
            <text:p>7,203%</text:p>
          </table:table-cell>
          <table:table-cell table:formula="of:=(ABS([$Registrado.F4] - [$Previsto.F4])/[$Registrado.F4])" office:value-type="percentage" office:value="0.0113454157782515" calcext:value-type="percentage">
            <text:p>1,135%</text:p>
          </table:table-cell>
          <table:table-cell table:formula="of:=(ABS([$Registrado.G4] - [$Previsto.G4])/[$Registrado.G4])" office:value-type="percentage" office:value="0.0961921901528013" calcext:value-type="percentage">
            <text:p>9,619%</text:p>
          </table:table-cell>
          <table:table-cell table:formula="of:=(ABS([$Registrado.H4] - [$Previsto.H4])/[$Registrado.H4])" office:value-type="percentage" office:value="0.00487254466269653" calcext:value-type="percentage">
            <text:p>0,487%</text:p>
          </table:table-cell>
          <table:table-cell table:formula="of:=(ABS([$Registrado.I4] - [$Previsto.I4])/[$Registrado.I4])" office:value-type="percentage" office:value="0.055709751366602" calcext:value-type="percentage">
            <text:p>5,571%</text:p>
          </table:table-cell>
          <table:table-cell table:formula="of:=(ABS([$Registrado.J4] - [$Previsto.J4])/[$Registrado.J4])" office:value-type="percentage" office:value="0.0244175438596491" calcext:value-type="percentage">
            <text:p>2,442%</text:p>
          </table:table-cell>
          <table:table-cell table:formula="of:=(ABS([$Registrado.K4] - [$Previsto.K4])/[$Registrado.K4])" office:value-type="percentage" office:value="0.00441932550208413" calcext:value-type="percentage">
            <text:p>0,442%</text:p>
          </table:table-cell>
          <table:table-cell table:formula="of:=(ABS([$Registrado.L4] - [$Previsto.L4])/[$Registrado.L4])" office:value-type="percentage" office:value="0.287064060479459" calcext:value-type="percentage">
            <text:p>28,706%</text:p>
          </table:table-cell>
          <table:table-cell table:formula="of:=(ABS([$Registrado.M4] - [$Previsto.M4])/[$Registrado.M4])" office:value-type="percentage" office:value="0.00422747270653428" calcext:value-type="percentage">
            <text:p>0,423%</text:p>
          </table:table-cell>
          <table:table-cell table:formula="of:=AVERAGE([.B4:.M4])" office:value-type="percentage" office:value="0.0840345298460682" calcext:value-type="percentage">
            <text:p>8,403%</text:p>
          </table:table-cell>
          <table:table-cell table:formula="of:=STDEV([.B4:.M4])" office:value-type="percentage" office:value="0.0964361554304657" calcext:value-type="percentage">
            <text:p>9,64%</text:p>
          </table:table-cell>
          <table:table-cell table:formula="of:=ABS(SUM([$Registrado.B4:.M4]) -SUM([$Previsto.B4:.M4]))/SUM([$Registrado.B4:.M4])" office:value-type="percentage" office:value="0.0671343536990336" calcext:value-type="percentage">
            <text:p>6,713%</text:p>
          </table:table-cell>
          <table:table-cell table:formula="of:=COUNTIF([.B4:.M4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967220753083242" calcext:value-type="percentage">
            <text:p>9,672%</text:p>
          </table:table-cell>
          <table:table-cell table:formula="of:=(ABS([$Registrado.C5] - [$Previsto.C5])/[$Registrado.C5])" office:value-type="percentage" office:value="0.00913790040526273" calcext:value-type="percentage">
            <text:p>0,914%</text:p>
          </table:table-cell>
          <table:table-cell table:formula="of:=(ABS([$Registrado.D5] - [$Previsto.D5])/[$Registrado.D5])" office:value-type="percentage" office:value="0.113266318009766" calcext:value-type="percentage">
            <text:p>11,327%</text:p>
          </table:table-cell>
          <table:table-cell table:formula="of:=(ABS([$Registrado.E5] - [$Previsto.E5])/[$Registrado.E5])" office:value-type="percentage" office:value="0.102798023880158" calcext:value-type="percentage">
            <text:p>10,280%</text:p>
          </table:table-cell>
          <table:table-cell table:formula="of:=(ABS([$Registrado.F5] - [$Previsto.F5])/[$Registrado.F5])" office:value-type="percentage" office:value="0.042895211310047" calcext:value-type="percentage">
            <text:p>4,290%</text:p>
          </table:table-cell>
          <table:table-cell table:formula="of:=(ABS([$Registrado.G5] - [$Previsto.G5])/[$Registrado.G5])" office:value-type="percentage" office:value="0.00885144029832063" calcext:value-type="percentage">
            <text:p>0,885%</text:p>
          </table:table-cell>
          <table:table-cell table:formula="of:=(ABS([$Registrado.H5] - [$Previsto.H5])/[$Registrado.H5])" office:value-type="percentage" office:value="0.214500268982478" calcext:value-type="percentage">
            <text:p>21,450%</text:p>
          </table:table-cell>
          <table:table-cell table:formula="of:=(ABS([$Registrado.I5] - [$Previsto.I5])/[$Registrado.I5])" office:value-type="percentage" office:value="0.217570668508597" calcext:value-type="percentage">
            <text:p>21,757%</text:p>
          </table:table-cell>
          <table:table-cell table:formula="of:=(ABS([$Registrado.J5] - [$Previsto.J5])/[$Registrado.J5])" office:value-type="percentage" office:value="0.0738428382966759" calcext:value-type="percentage">
            <text:p>7,384%</text:p>
          </table:table-cell>
          <table:table-cell table:formula="of:=(ABS([$Registrado.K5] - [$Previsto.K5])/[$Registrado.K5])" office:value-type="percentage" office:value="0.1546654525516" calcext:value-type="percentage">
            <text:p>15,467%</text:p>
          </table:table-cell>
          <table:table-cell table:formula="of:=(ABS([$Registrado.L5] - [$Previsto.L5])/[$Registrado.L5])" office:value-type="percentage" office:value="0.172090395480226" calcext:value-type="percentage">
            <text:p>17,209%</text:p>
          </table:table-cell>
          <table:table-cell table:formula="of:=(ABS([$Registrado.M5] - [$Previsto.M5])/[$Registrado.M5])" office:value-type="percentage" office:value="0.101871423163427" calcext:value-type="percentage">
            <text:p>10,187%</text:p>
          </table:table-cell>
          <table:table-cell table:style-name="ce49" table:formula="of:=AVERAGE([.B5:.M5])" office:value-type="percentage" office:value="0.10901766801624" calcext:value-type="percentage">
            <text:p>10,902%</text:p>
          </table:table-cell>
          <table:table-cell table:formula="of:=STDEV([.B5:.M5])" office:value-type="percentage" office:value="0.0706141221393587" calcext:value-type="percentage">
            <text:p>7,06%</text:p>
          </table:table-cell>
          <table:table-cell table:formula="of:=ABS(SUM([$Registrado.B5:.M5]) -SUM([$Previsto.B5:.M5]))/SUM([$Registrado.B5:.M5])" office:value-type="percentage" office:value="0.0994138091346045" calcext:value-type="percentage">
            <text:p>9,941%</text:p>
          </table:table-cell>
          <table:table-cell table:formula="of:=COUNTIF([.B5:.M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23721725434756" calcext:value-type="percentage">
            <text:p>12,372%</text:p>
          </table:table-cell>
          <table:table-cell table:formula="of:=(ABS([$Registrado.C6] - [$Previsto.C6])/[$Registrado.C6])" office:value-type="percentage" office:value="0.0655607024014754" calcext:value-type="percentage">
            <text:p>6,556%</text:p>
          </table:table-cell>
          <table:table-cell table:formula="of:=(ABS([$Registrado.D6] - [$Previsto.D6])/[$Registrado.D6])" office:value-type="percentage" office:value="0.0465858732182177" calcext:value-type="percentage">
            <text:p>4,659%</text:p>
          </table:table-cell>
          <table:table-cell table:formula="of:=(ABS([$Registrado.E6] - [$Previsto.E6])/[$Registrado.E6])" office:value-type="percentage" office:value="0.0517489605751815" calcext:value-type="percentage">
            <text:p>5,175%</text:p>
          </table:table-cell>
          <table:table-cell table:formula="of:=(ABS([$Registrado.F6] - [$Previsto.F6])/[$Registrado.F6])" office:value-type="percentage" office:value="0.109691400153239" calcext:value-type="percentage">
            <text:p>10,969%</text:p>
          </table:table-cell>
          <table:table-cell table:formula="of:=(ABS([$Registrado.G6] - [$Previsto.G6])/[$Registrado.G6])" office:value-type="percentage" office:value="0.303436974622028" calcext:value-type="percentage">
            <text:p>30,344%</text:p>
          </table:table-cell>
          <table:table-cell table:formula="of:=(ABS([$Registrado.H6] - [$Previsto.H6])/[$Registrado.H6])" office:value-type="percentage" office:value="0.035563936401847" calcext:value-type="percentage">
            <text:p>3,556%</text:p>
          </table:table-cell>
          <table:table-cell table:formula="of:=(ABS([$Registrado.I6] - [$Previsto.I6])/[$Registrado.I6])" office:value-type="percentage" office:value="0.0132454825804892" calcext:value-type="percentage">
            <text:p>1,325%</text:p>
          </table:table-cell>
          <table:table-cell table:formula="of:=(ABS([$Registrado.J6] - [$Previsto.J6])/[$Registrado.J6])" office:value-type="percentage" office:value="0.0498088570578038" calcext:value-type="percentage">
            <text:p>4,981%</text:p>
          </table:table-cell>
          <table:table-cell table:formula="of:=(ABS([$Registrado.K6] - [$Previsto.K6])/[$Registrado.K6])" office:value-type="percentage" office:value="0.0685144230622771" calcext:value-type="percentage">
            <text:p>6,851%</text:p>
          </table:table-cell>
          <table:table-cell table:formula="of:=(ABS([$Registrado.L6] - [$Previsto.L6])/[$Registrado.L6])" office:value-type="percentage" office:value="0.0124513852078986" calcext:value-type="percentage">
            <text:p>1,245%</text:p>
          </table:table-cell>
          <table:table-cell table:formula="of:=(ABS([$Registrado.M6] - [$Previsto.M6])/[$Registrado.M6])" office:value-type="percentage" office:value="0.028492689870789" calcext:value-type="percentage">
            <text:p>2,849%</text:p>
          </table:table-cell>
          <table:table-cell table:style-name="ce49" table:formula="of:=AVERAGE([.B6:.M6])" office:value-type="percentage" office:value="0.0757352008821668" calcext:value-type="percentage">
            <text:p>7,574%</text:p>
          </table:table-cell>
          <table:table-cell table:formula="of:=STDEV([.B6:.M6])" office:value-type="percentage" office:value="0.0793794556151076" calcext:value-type="percentage">
            <text:p>7,94%</text:p>
          </table:table-cell>
          <table:table-cell table:formula="of:=ABS(SUM([$Registrado.B6:.M6]) -SUM([$Previsto.B6:.M6]))/SUM([$Registrado.B6:.M6])" office:value-type="percentage" office:value="0.0153435531653" calcext:value-type="percentage">
            <text:p>1,534%</text:p>
          </table:table-cell>
          <table:table-cell table:formula="of:=COUNTIF([.B6:.M6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11129161417141" calcext:value-type="percentage">
            <text:p>11,113%</text:p>
          </table:table-cell>
          <table:table-cell table:formula="of:=(ABS([$Registrado.C7] - [$Previsto.C7])/[$Registrado.C7])" office:value-type="percentage" office:value="0.0826345831692876" calcext:value-type="percentage">
            <text:p>8,263%</text:p>
          </table:table-cell>
          <table:table-cell table:formula="of:=(ABS([$Registrado.D7] - [$Previsto.D7])/[$Registrado.D7])" office:value-type="percentage" office:value="0.146378587175491" calcext:value-type="percentage">
            <text:p>14,638%</text:p>
          </table:table-cell>
          <table:table-cell table:formula="of:=(ABS([$Registrado.E7] - [$Previsto.E7])/[$Registrado.E7])" office:value-type="percentage" office:value="0.0774128569495196" calcext:value-type="percentage">
            <text:p>7,741%</text:p>
          </table:table-cell>
          <table:table-cell table:formula="of:=(ABS([$Registrado.F7] - [$Previsto.F7])/[$Registrado.F7])" office:value-type="percentage" office:value="0.0388403752198554" calcext:value-type="percentage">
            <text:p>3,884%</text:p>
          </table:table-cell>
          <table:table-cell table:formula="of:=(ABS([$Registrado.G7] - [$Previsto.G7])/[$Registrado.G7])" office:value-type="percentage" office:value="0.0833653824977583" calcext:value-type="percentage">
            <text:p>8,337%</text:p>
          </table:table-cell>
          <table:table-cell table:formula="of:=(ABS([$Registrado.H7] - [$Previsto.H7])/[$Registrado.H7])" office:value-type="percentage" office:value="0.0658723715696758" calcext:value-type="percentage">
            <text:p>6,587%</text:p>
          </table:table-cell>
          <table:table-cell table:formula="of:=(ABS([$Registrado.I7] - [$Previsto.I7])/[$Registrado.I7])" office:value-type="percentage" office:value="0.0821408112381416" calcext:value-type="percentage">
            <text:p>8,214%</text:p>
          </table:table-cell>
          <table:table-cell table:formula="of:=(ABS([$Registrado.J7] - [$Previsto.J7])/[$Registrado.J7])" office:value-type="percentage" office:value="0.230730131577072" calcext:value-type="percentage">
            <text:p>23,073%</text:p>
          </table:table-cell>
          <table:table-cell table:formula="of:=(ABS([$Registrado.K7] - [$Previsto.K7])/[$Registrado.K7])" office:value-type="percentage" office:value="0.0805693884458484" calcext:value-type="percentage">
            <text:p>8,057%</text:p>
          </table:table-cell>
          <table:table-cell table:formula="of:=(ABS([$Registrado.L7] - [$Previsto.L7])/[$Registrado.L7])" office:value-type="percentage" office:value="0.0720970754515172" calcext:value-type="percentage">
            <text:p>7,210%</text:p>
          </table:table-cell>
          <table:table-cell table:formula="of:=(ABS([$Registrado.M7] - [$Previsto.M7])/[$Registrado.M7])" office:value-type="percentage" office:value="0.0547365641323274" calcext:value-type="percentage">
            <text:p>5,474%</text:p>
          </table:table-cell>
          <table:table-cell table:style-name="ce49" table:formula="of:=AVERAGE([.B7:.M7])" office:value-type="percentage" office:value="0.0938256074036363" calcext:value-type="percentage">
            <text:p>9,383%</text:p>
          </table:table-cell>
          <table:table-cell table:formula="of:=STDEV([.B7:.M7])" office:value-type="percentage" office:value="0.0508341460657358" calcext:value-type="percentage">
            <text:p>5,08%</text:p>
          </table:table-cell>
          <table:table-cell table:formula="of:=ABS(SUM([$Registrado.B7:.M7]) -SUM([$Previsto.B7:.M7]))/SUM([$Registrado.B7:.M7])" office:value-type="percentage" office:value="0.054163335939291" calcext:value-type="percentage">
            <text:p>5,416%</text:p>
          </table:table-cell>
          <table:table-cell table:formula="of:=COUNTIF([.B7:.M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01623453766075" calcext:value-type="percentage">
            <text:p>10,162%</text:p>
          </table:table-cell>
          <table:table-cell table:formula="of:=(ABS([$Registrado.C8] - [$Previsto.C8])/[$Registrado.C8])" office:value-type="percentage" office:value="0.0079136296561285" calcext:value-type="percentage">
            <text:p>0,791%</text:p>
          </table:table-cell>
          <table:table-cell table:formula="of:=(ABS([$Registrado.D8] - [$Previsto.D8])/[$Registrado.D8])" office:value-type="percentage" office:value="0.00823638488683102" calcext:value-type="percentage">
            <text:p>0,824%</text:p>
          </table:table-cell>
          <table:table-cell table:formula="of:=(ABS([$Registrado.E8] - [$Previsto.E8])/[$Registrado.E8])" office:value-type="percentage" office:value="0.0652312475797817" calcext:value-type="percentage">
            <text:p>6,523%</text:p>
          </table:table-cell>
          <table:table-cell table:formula="of:=(ABS([$Registrado.F8] - [$Previsto.F8])/[$Registrado.F8])" office:value-type="percentage" office:value="0.0701447499954561" calcext:value-type="percentage">
            <text:p>7,014%</text:p>
          </table:table-cell>
          <table:table-cell table:formula="of:=(ABS([$Registrado.G8] - [$Previsto.G8])/[$Registrado.G8])" office:value-type="percentage" office:value="0.0935782654783871" calcext:value-type="percentage">
            <text:p>9,358%</text:p>
          </table:table-cell>
          <table:table-cell table:formula="of:=(ABS([$Registrado.H8] - [$Previsto.H8])/[$Registrado.H8])" office:value-type="percentage" office:value="0.0474041286410801" calcext:value-type="percentage">
            <text:p>4,740%</text:p>
          </table:table-cell>
          <table:table-cell table:formula="of:=(ABS([$Registrado.I8] - [$Previsto.I8])/[$Registrado.I8])" office:value-type="percentage" office:value="0.0323992390100895" calcext:value-type="percentage">
            <text:p>3,240%</text:p>
          </table:table-cell>
          <table:table-cell table:formula="of:=(ABS([$Registrado.J8] - [$Previsto.J8])/[$Registrado.J8])" office:value-type="percentage" office:value="0.121569662293249" calcext:value-type="percentage">
            <text:p>12,157%</text:p>
          </table:table-cell>
          <table:table-cell table:formula="of:=(ABS([$Registrado.K8] - [$Previsto.K8])/[$Registrado.K8])" office:value-type="percentage" office:value="0.0637561443343255" calcext:value-type="percentage">
            <text:p>6,376%</text:p>
          </table:table-cell>
          <table:table-cell table:formula="of:=(ABS([$Registrado.L8] - [$Previsto.L8])/[$Registrado.L8])" office:value-type="percentage" office:value="0.336045766545767" calcext:value-type="percentage">
            <text:p>33,605%</text:p>
          </table:table-cell>
          <table:table-cell table:formula="of:=(ABS([$Registrado.M8] - [$Previsto.M8])/[$Registrado.M8])" office:value-type="percentage" office:value="0.379262409881985" calcext:value-type="percentage">
            <text:p>37,926%</text:p>
          </table:table-cell>
          <table:table-cell table:formula="of:=AVERAGE([.B8:.M8])" office:value-type="percentage" office:value="0.11059709017243" calcext:value-type="percentage">
            <text:p>11,060%</text:p>
          </table:table-cell>
          <table:table-cell table:formula="of:=STDEV([.B8:.M8])" office:value-type="percentage" office:value="0.120799274022132" calcext:value-type="percentage">
            <text:p>12,08%</text:p>
          </table:table-cell>
          <table:table-cell table:formula="of:=ABS(SUM([$Registrado.B8:.M8]) -SUM([$Previsto.B8:.M8]))/SUM([$Registrado.B8:.M8])" office:value-type="percentage" office:value="0.0688492216982613" calcext:value-type="percentage">
            <text:p>6,885%</text:p>
          </table:table-cell>
          <table:table-cell table:formula="of:=COUNTIF([.B8:.M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05851082359913" calcext:value-type="percentage">
            <text:p>10,585%</text:p>
          </table:table-cell>
          <table:table-cell table:formula="of:=(ABS([$Registrado.C9] - [$Previsto.C9])/[$Registrado.C9])" office:value-type="percentage" office:value="0.013951396353459" calcext:value-type="percentage">
            <text:p>1,395%</text:p>
          </table:table-cell>
          <table:table-cell table:formula="of:=(ABS([$Registrado.D9] - [$Previsto.D9])/[$Registrado.D9])" office:value-type="percentage" office:value="0.06930652400502" calcext:value-type="percentage">
            <text:p>6,931%</text:p>
          </table:table-cell>
          <table:table-cell table:formula="of:=(ABS([$Registrado.E9] - [$Previsto.E9])/[$Registrado.E9])" office:value-type="percentage" office:value="0.0233924475127257" calcext:value-type="percentage">
            <text:p>2,339%</text:p>
          </table:table-cell>
          <table:table-cell table:formula="of:=(ABS([$Registrado.F9] - [$Previsto.F9])/[$Registrado.F9])" office:value-type="percentage" office:value="0.0156714154315697" calcext:value-type="percentage">
            <text:p>1,567%</text:p>
          </table:table-cell>
          <table:table-cell table:formula="of:=(ABS([$Registrado.G9] - [$Previsto.G9])/[$Registrado.G9])" office:value-type="percentage" office:value="0.124468440406176" calcext:value-type="percentage">
            <text:p>12,447%</text:p>
          </table:table-cell>
          <table:table-cell table:formula="of:=(ABS([$Registrado.H9] - [$Previsto.H9])/[$Registrado.H9])" office:value-type="percentage" office:value="0.00109180796306111" calcext:value-type="percentage">
            <text:p>0,109%</text:p>
          </table:table-cell>
          <table:table-cell table:formula="of:=(ABS([$Registrado.I9] - [$Previsto.I9])/[$Registrado.I9])" office:value-type="percentage" office:value="0.010625664925366" calcext:value-type="percentage">
            <text:p>1,063%</text:p>
          </table:table-cell>
          <table:table-cell table:formula="of:=(ABS([$Registrado.J9] - [$Previsto.J9])/[$Registrado.J9])" office:value-type="percentage" office:value="0.0892333948528658" calcext:value-type="percentage">
            <text:p>8,923%</text:p>
          </table:table-cell>
          <table:table-cell table:formula="of:=(ABS([$Registrado.K9] - [$Previsto.K9])/[$Registrado.K9])" office:value-type="percentage" office:value="0.0539311296424522" calcext:value-type="percentage">
            <text:p>5,393%</text:p>
          </table:table-cell>
          <table:table-cell table:formula="of:=(ABS([$Registrado.L9] - [$Previsto.L9])/[$Registrado.L9])" office:value-type="percentage" office:value="0.352848103245991" calcext:value-type="percentage">
            <text:p>35,285%</text:p>
          </table:table-cell>
          <table:table-cell table:formula="of:=(ABS([$Registrado.M9] - [$Previsto.M9])/[$Registrado.M9])" office:value-type="percentage" office:value="0.332041772688719" calcext:value-type="percentage">
            <text:p>33,204%</text:p>
          </table:table-cell>
          <table:table-cell table:formula="of:=AVERAGE([.B9:.M9])" office:value-type="percentage" office:value="0.0993677649489432" calcext:value-type="percentage">
            <text:p>9,937%</text:p>
          </table:table-cell>
          <table:table-cell table:formula="of:=STDEV([.B9:.M9])" office:value-type="percentage" office:value="0.120506141839115" calcext:value-type="percentage">
            <text:p>12,05%</text:p>
          </table:table-cell>
          <table:table-cell table:formula="of:=ABS(SUM([$Registrado.B9:.M9]) -SUM([$Previsto.B9:.M9]))/SUM([$Registrado.B9:.M9])" office:value-type="percentage" office:value="0.0662224402713908" calcext:value-type="percentage">
            <text:p>6,622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648707117226886" calcext:value-type="percentage">
            <text:p>6,487%</text:p>
          </table:table-cell>
          <table:table-cell table:formula="of:=(ABS([$Registrado.C10] - [$Previsto.C10])/[$Registrado.C10])" office:value-type="percentage" office:value="0.03974556614959" calcext:value-type="percentage">
            <text:p>3,975%</text:p>
          </table:table-cell>
          <table:table-cell table:formula="of:=(ABS([$Registrado.D10] - [$Previsto.D10])/[$Registrado.D10])" office:value-type="percentage" office:value="0.0119711091419629" calcext:value-type="percentage">
            <text:p>1,197%</text:p>
          </table:table-cell>
          <table:table-cell table:formula="of:=(ABS([$Registrado.E10] - [$Previsto.E10])/[$Registrado.E10])" office:value-type="percentage" office:value="0.0204972059764361" calcext:value-type="percentage">
            <text:p>2,050%</text:p>
          </table:table-cell>
          <table:table-cell table:formula="of:=(ABS([$Registrado.F10] - [$Previsto.F10])/[$Registrado.F10])" office:value-type="percentage" office:value="0.0577350221884602" calcext:value-type="percentage">
            <text:p>5,774%</text:p>
          </table:table-cell>
          <table:table-cell table:formula="of:=(ABS([$Registrado.G10] - [$Previsto.G10])/[$Registrado.G10])" office:value-type="percentage" office:value="0.114501593248073" calcext:value-type="percentage">
            <text:p>11,450%</text:p>
          </table:table-cell>
          <table:table-cell table:formula="of:=(ABS([$Registrado.H10] - [$Previsto.H10])/[$Registrado.H10])" office:value-type="percentage" office:value="0.0919765518242688" calcext:value-type="percentage">
            <text:p>9,198%</text:p>
          </table:table-cell>
          <table:table-cell table:formula="of:=(ABS([$Registrado.I10] - [$Previsto.I10])/[$Registrado.I10])" office:value-type="percentage" office:value="0.0372992431584698" calcext:value-type="percentage">
            <text:p>3,730%</text:p>
          </table:table-cell>
          <table:table-cell table:formula="of:=(ABS([$Registrado.J10] - [$Previsto.J10])/[$Registrado.J10])" office:value-type="percentage" office:value="0.00852760829005091" calcext:value-type="percentage">
            <text:p>0,853%</text:p>
          </table:table-cell>
          <table:table-cell table:formula="of:=(ABS([$Registrado.K10] - [$Previsto.K10])/[$Registrado.K10])" office:value-type="percentage" office:value="0.0673216111416155" calcext:value-type="percentage">
            <text:p>6,732%</text:p>
          </table:table-cell>
          <table:table-cell table:formula="of:=(ABS([$Registrado.L10] - [$Previsto.L10])/[$Registrado.L10])" office:value-type="percentage" office:value="0.0463255251253638" calcext:value-type="percentage">
            <text:p>4,633%</text:p>
          </table:table-cell>
          <table:table-cell table:formula="of:=(ABS([$Registrado.M10] - [$Previsto.M10])/[$Registrado.M10])" office:value-type="percentage" office:value="0.105349330853037" calcext:value-type="percentage">
            <text:p>10,535%</text:p>
          </table:table-cell>
          <table:table-cell table:formula="of:=AVERAGE([.B10:.M10])" office:value-type="percentage" office:value="0.055510089901668" calcext:value-type="percentage">
            <text:p>5,551%</text:p>
          </table:table-cell>
          <table:table-cell table:formula="of:=STDEV([.B10:.M10])" office:value-type="percentage" office:value="0.0350574122528053" calcext:value-type="percentage">
            <text:p>3,51%</text:p>
          </table:table-cell>
          <table:table-cell table:formula="of:=ABS(SUM([$Registrado.B10:.M10]) -SUM([$Previsto.B10:.M10]))/SUM([$Registrado.B10:.M10])" office:value-type="percentage" office:value="0.00477162337037045" calcext:value-type="percentage">
            <text:p>0,477%</text:p>
          </table:table-cell>
          <table:table-cell table:formula="of:=COUNTIF([.B10:.M10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247971355788282" calcext:value-type="percentage">
            <text:p>24,797%</text:p>
          </table:table-cell>
          <table:table-cell table:formula="of:=(ABS([$Registrado.C11] - [$Previsto.C11])/[$Registrado.C11])" office:value-type="percentage" office:value="0.0338920190566186" calcext:value-type="percentage">
            <text:p>3,389%</text:p>
          </table:table-cell>
          <table:table-cell table:formula="of:=(ABS([$Registrado.D11] - [$Previsto.D11])/[$Registrado.D11])" office:value-type="percentage" office:value="0.132959589413388" calcext:value-type="percentage">
            <text:p>13,296%</text:p>
          </table:table-cell>
          <table:table-cell table:formula="of:=(ABS([$Registrado.E11] - [$Previsto.E11])/[$Registrado.E11])" office:value-type="percentage" office:value="0.30051097579809" calcext:value-type="percentage">
            <text:p>30,051%</text:p>
          </table:table-cell>
          <table:table-cell table:formula="of:=(ABS([$Registrado.F11] - [$Previsto.F11])/[$Registrado.F11])" office:value-type="percentage" office:value="0.206677302339355" calcext:value-type="percentage">
            <text:p>20,668%</text:p>
          </table:table-cell>
          <table:table-cell table:formula="of:=(ABS([$Registrado.G11] - [$Previsto.G11])/[$Registrado.G11])" office:value-type="percentage" office:value="0.153763258980827" calcext:value-type="percentage">
            <text:p>15,376%</text:p>
          </table:table-cell>
          <table:table-cell table:formula="of:=(ABS([$Registrado.H11] - [$Previsto.H11])/[$Registrado.H11])" office:value-type="percentage" office:value="0.101895925650558" calcext:value-type="percentage">
            <text:p>10,190%</text:p>
          </table:table-cell>
          <table:table-cell table:formula="of:=(ABS([$Registrado.I11] - [$Previsto.I11])/[$Registrado.I11])" office:value-type="percentage" office:value="0.139960889039605" calcext:value-type="percentage">
            <text:p>13,996%</text:p>
          </table:table-cell>
          <table:table-cell table:formula="of:=(ABS([$Registrado.J11] - [$Previsto.J11])/[$Registrado.J11])" office:value-type="percentage" office:value="0.272885629010595" calcext:value-type="percentage">
            <text:p>27,289%</text:p>
          </table:table-cell>
          <table:table-cell table:formula="of:=(ABS([$Registrado.K11] - [$Previsto.K11])/[$Registrado.K11])" office:value-type="percentage" office:value="0.0608839118430135" calcext:value-type="percentage">
            <text:p>6,088%</text:p>
          </table:table-cell>
          <table:table-cell table:formula="of:=(ABS([$Registrado.L11] - [$Previsto.L11])/[$Registrado.L11])" office:value-type="percentage" office:value="0.0142550007952336" calcext:value-type="percentage">
            <text:p>1,426%</text:p>
          </table:table-cell>
          <table:table-cell table:formula="of:=(ABS([$Registrado.M11] - [$Previsto.M11])/[$Registrado.M11])" office:value-type="percentage" office:value="0.0270176338152808" calcext:value-type="percentage">
            <text:p>2,702%</text:p>
          </table:table-cell>
          <table:table-cell table:formula="of:=AVERAGE([.B11:.M11])" office:value-type="percentage" office:value="0.141056124294237" calcext:value-type="percentage">
            <text:p>14,106%</text:p>
          </table:table-cell>
          <table:table-cell table:formula="of:=STDEV([.B11:.M11])" office:value-type="percentage" office:value="0.0987644815132801" calcext:value-type="percentage">
            <text:p>9,88%</text:p>
          </table:table-cell>
          <table:table-cell table:formula="of:=ABS(SUM([$Registrado.B11:.M11]) -SUM([$Previsto.B11:.M11]))/SUM([$Registrado.B11:.M11])" office:value-type="percentage" office:value="0.0779082986131297" calcext:value-type="percentage">
            <text:p>7,791%</text:p>
          </table:table-cell>
          <table:table-cell table:formula="of:=COUNTIF([.B11:.M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474216682085991" calcext:value-type="percentage">
            <text:p>4,742%</text:p>
          </table:table-cell>
          <table:table-cell table:formula="of:=(ABS([$Registrado.C12] - [$Previsto.C12])/[$Registrado.C12])" office:value-type="percentage" office:value="0.07364309785322" calcext:value-type="percentage">
            <text:p>7,364%</text:p>
          </table:table-cell>
          <table:table-cell table:formula="of:=(ABS([$Registrado.D12] - [$Previsto.D12])/[$Registrado.D12])" office:value-type="percentage" office:value="0.076999559673963" calcext:value-type="percentage">
            <text:p>7,700%</text:p>
          </table:table-cell>
          <table:table-cell table:formula="of:=(ABS([$Registrado.E12] - [$Previsto.E12])/[$Registrado.E12])" office:value-type="percentage" office:value="0.0704435489916786" calcext:value-type="percentage">
            <text:p>7,044%</text:p>
          </table:table-cell>
          <table:table-cell table:formula="of:=(ABS([$Registrado.F12] - [$Previsto.F12])/[$Registrado.F12])" office:value-type="percentage" office:value="0.00260091732026402" calcext:value-type="percentage">
            <text:p>0,260%</text:p>
          </table:table-cell>
          <table:table-cell table:formula="of:=(ABS([$Registrado.G12] - [$Previsto.G12])/[$Registrado.G12])" office:value-type="percentage" office:value="0.0629626880641925" calcext:value-type="percentage">
            <text:p>6,296%</text:p>
          </table:table-cell>
          <table:table-cell table:formula="of:=(ABS([$Registrado.H12] - [$Previsto.H12])/[$Registrado.H12])" office:value-type="percentage" office:value="0.0477335031100692" calcext:value-type="percentage">
            <text:p>4,773%</text:p>
          </table:table-cell>
          <table:table-cell table:formula="of:=(ABS([$Registrado.I12] - [$Previsto.I12])/[$Registrado.I12])" office:value-type="percentage" office:value="0.00231680410227983" calcext:value-type="percentage">
            <text:p>0,232%</text:p>
          </table:table-cell>
          <table:table-cell table:formula="of:=(ABS([$Registrado.J12] - [$Previsto.J12])/[$Registrado.J12])" office:value-type="percentage" office:value="0.0337260200773742" calcext:value-type="percentage">
            <text:p>3,373%</text:p>
          </table:table-cell>
          <table:table-cell table:formula="of:=(ABS([$Registrado.K12] - [$Previsto.K12])/[$Registrado.K12])" office:value-type="percentage" office:value="0.0669341751271528" calcext:value-type="percentage">
            <text:p>6,693%</text:p>
          </table:table-cell>
          <table:table-cell table:formula="of:=(ABS([$Registrado.L12] - [$Previsto.L12])/[$Registrado.L12])" office:value-type="percentage" office:value="0.0882356535900289" calcext:value-type="percentage">
            <text:p>8,824%</text:p>
          </table:table-cell>
          <table:table-cell table:formula="of:=(ABS([$Registrado.M12] - [$Previsto.M12])/[$Registrado.M12])" office:value-type="percentage" office:value="0.248334893849812" calcext:value-type="percentage">
            <text:p>24,833%</text:p>
          </table:table-cell>
          <table:table-cell table:style-name="ce49" table:formula="of:=AVERAGE([.B12:.M12])" office:value-type="percentage" office:value="0.0684460441640528" calcext:value-type="percentage">
            <text:p>6,845%</text:p>
          </table:table-cell>
          <table:table-cell table:formula="of:=STDEV([.B12:.M12])" office:value-type="percentage" office:value="0.0630103258340139" calcext:value-type="percentage">
            <text:p>6,30%</text:p>
          </table:table-cell>
          <table:table-cell table:formula="of:=ABS(SUM([$Registrado.B12:.M12]) -SUM([$Previsto.B12:.M12]))/SUM([$Registrado.B12:.M12])" office:value-type="percentage" office:value="0.0420758009327387" calcext:value-type="percentage">
            <text:p>4,208%</text:p>
          </table:table-cell>
          <table:table-cell table:formula="of:=COUNTIF([.B12:.M1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64789248260824" calcext:value-type="percentage">
            <text:p>16,479%</text:p>
          </table:table-cell>
          <table:table-cell table:formula="of:=(ABS([$Registrado.C13] - [$Previsto.C13])/[$Registrado.C13])" office:value-type="percentage" office:value="0.00590522388059704" calcext:value-type="percentage">
            <text:p>0,591%</text:p>
          </table:table-cell>
          <table:table-cell table:formula="of:=(ABS([$Registrado.D13] - [$Previsto.D13])/[$Registrado.D13])" office:value-type="percentage" office:value="0.0264513561005425" calcext:value-type="percentage">
            <text:p>2,645%</text:p>
          </table:table-cell>
          <table:table-cell table:formula="of:=(ABS([$Registrado.E13] - [$Previsto.E13])/[$Registrado.E13])" office:value-type="percentage" office:value="0.137099699084448" calcext:value-type="percentage">
            <text:p>13,710%</text:p>
          </table:table-cell>
          <table:table-cell table:formula="of:=(ABS([$Registrado.F13] - [$Previsto.F13])/[$Registrado.F13])" office:value-type="percentage" office:value="0.110083372428949" calcext:value-type="percentage">
            <text:p>11,008%</text:p>
          </table:table-cell>
          <table:table-cell table:formula="of:=(ABS([$Registrado.G13] - [$Previsto.G13])/[$Registrado.G13])" office:value-type="percentage" office:value="0.109425297125981" calcext:value-type="percentage">
            <text:p>10,943%</text:p>
          </table:table-cell>
          <table:table-cell table:formula="of:=(ABS([$Registrado.H13] - [$Previsto.H13])/[$Registrado.H13])" office:value-type="percentage" office:value="0.0434980079225151" calcext:value-type="percentage">
            <text:p>4,350%</text:p>
          </table:table-cell>
          <table:table-cell table:formula="of:=(ABS([$Registrado.I13] - [$Previsto.I13])/[$Registrado.I13])" office:value-type="percentage" office:value="0.011548101052022" calcext:value-type="percentage">
            <text:p>1,155%</text:p>
          </table:table-cell>
          <table:table-cell table:formula="of:=(ABS([$Registrado.J13] - [$Previsto.J13])/[$Registrado.J13])" office:value-type="percentage" office:value="0.00158575806878813" calcext:value-type="percentage">
            <text:p>0,159%</text:p>
          </table:table-cell>
          <table:table-cell table:formula="of:=(ABS([$Registrado.K13] - [$Previsto.K13])/[$Registrado.K13])" office:value-type="percentage" office:value="0.0672069513163521" calcext:value-type="percentage">
            <text:p>6,721%</text:p>
          </table:table-cell>
          <table:table-cell table:formula="of:=(ABS([$Registrado.L13] - [$Previsto.L13])/[$Registrado.L13])" office:value-type="percentage" office:value="0.0425303309890961" calcext:value-type="percentage">
            <text:p>4,253%</text:p>
          </table:table-cell>
          <table:table-cell table:formula="of:=(ABS([$Registrado.M13] - [$Previsto.M13])/[$Registrado.M13])" office:value-type="percentage" office:value="0.219837384300148" calcext:value-type="percentage">
            <text:p>21,984%</text:p>
          </table:table-cell>
          <table:table-cell table:formula="of:=AVERAGE([.B13:.M13])" office:value-type="percentage" office:value="0.078330060877522" calcext:value-type="percentage">
            <text:p>7,833%</text:p>
          </table:table-cell>
          <table:table-cell table:formula="of:=STDEV([.B13:.M13])" office:value-type="percentage" office:value="0.0699567800902653" calcext:value-type="percentage">
            <text:p>7,00%</text:p>
          </table:table-cell>
          <table:table-cell table:formula="of:=ABS(SUM([$Registrado.B13:.M13]) -SUM([$Previsto.B13:.M13]))/SUM([$Registrado.B13:.M13])" office:value-type="percentage" office:value="0.0272848591799092" calcext:value-type="percentage">
            <text:p>2,728%</text:p>
          </table:table-cell>
          <table:table-cell table:formula="of:=COUNTIF([.B13:.M1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210440601887579" calcext:value-type="percentage">
            <text:p>21,044%</text:p>
          </table:table-cell>
          <table:table-cell table:formula="of:=(ABS([$Registrado.C14] - [$Previsto.C14])/[$Registrado.C14])" office:value-type="percentage" office:value="0.133140846843601" calcext:value-type="percentage">
            <text:p>13,314%</text:p>
          </table:table-cell>
          <table:table-cell table:formula="of:=(ABS([$Registrado.D14] - [$Previsto.D14])/[$Registrado.D14])" office:value-type="percentage" office:value="0.081732817454885" calcext:value-type="percentage">
            <text:p>8,173%</text:p>
          </table:table-cell>
          <table:table-cell table:formula="of:=(ABS([$Registrado.E14] - [$Previsto.E14])/[$Registrado.E14])" office:value-type="percentage" office:value="0.156563917835494" calcext:value-type="percentage">
            <text:p>15,656%</text:p>
          </table:table-cell>
          <table:table-cell table:formula="of:=(ABS([$Registrado.F14] - [$Previsto.F14])/[$Registrado.F14])" office:value-type="percentage" office:value="0.10058840935633" calcext:value-type="percentage">
            <text:p>10,059%</text:p>
          </table:table-cell>
          <table:table-cell table:formula="of:=(ABS([$Registrado.G14] - [$Previsto.G14])/[$Registrado.G14])" office:value-type="percentage" office:value="0.00733225062636624" calcext:value-type="percentage">
            <text:p>0,733%</text:p>
          </table:table-cell>
          <table:table-cell table:formula="of:=(ABS([$Registrado.H14] - [$Previsto.H14])/[$Registrado.H14])" office:value-type="percentage" office:value="0.149800637218668" calcext:value-type="percentage">
            <text:p>14,980%</text:p>
          </table:table-cell>
          <table:table-cell table:formula="of:=(ABS([$Registrado.I14] - [$Previsto.I14])/[$Registrado.I14])" office:value-type="percentage" office:value="0.142010207873433" calcext:value-type="percentage">
            <text:p>14,201%</text:p>
          </table:table-cell>
          <table:table-cell table:formula="of:=(ABS([$Registrado.J14] - [$Previsto.J14])/[$Registrado.J14])" office:value-type="percentage" office:value="0.0715672209742233" calcext:value-type="percentage">
            <text:p>7,157%</text:p>
          </table:table-cell>
          <table:table-cell table:formula="of:=(ABS([$Registrado.K14] - [$Previsto.K14])/[$Registrado.K14])" office:value-type="percentage" office:value="0.171879078091565" calcext:value-type="percentage">
            <text:p>17,188%</text:p>
          </table:table-cell>
          <table:table-cell table:formula="of:=(ABS([$Registrado.L14] - [$Previsto.L14])/[$Registrado.L14])" office:value-type="percentage" office:value="0.102194367253359" calcext:value-type="percentage">
            <text:p>10,219%</text:p>
          </table:table-cell>
          <table:table-cell table:formula="of:=(ABS([$Registrado.M14] - [$Previsto.M14])/[$Registrado.M14])" office:value-type="percentage" office:value="0.0865100149788406" calcext:value-type="percentage">
            <text:p>8,651%</text:p>
          </table:table-cell>
          <table:table-cell table:formula="of:=AVERAGE([.B14:.M14])" office:value-type="percentage" office:value="0.117813364199529" calcext:value-type="percentage">
            <text:p>11,781%</text:p>
          </table:table-cell>
          <table:table-cell table:formula="of:=STDEV([.B14:.M14])" office:value-type="percentage" office:value="0.0539488448532611" calcext:value-type="percentage">
            <text:p>5,39%</text:p>
          </table:table-cell>
          <table:table-cell table:formula="of:=ABS(SUM([$Registrado.B14:.M14]) -SUM([$Previsto.B14:.M14]))/SUM([$Registrado.B14:.M14])" office:value-type="percentage" office:value="0.108347533825092" calcext:value-type="percentage">
            <text:p>10,835%</text:p>
          </table:table-cell>
          <table:table-cell table:formula="of:=COUNTIF([.B14:.M1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843674844630726" calcext:value-type="percentage">
            <text:p>8,437%</text:p>
          </table:table-cell>
          <table:table-cell table:formula="of:=(ABS([$Registrado.C15] - [$Previsto.C15])/[$Registrado.C15])" office:value-type="percentage" office:value="0.0598850695126476" calcext:value-type="percentage">
            <text:p>5,989%</text:p>
          </table:table-cell>
          <table:table-cell table:formula="of:=(ABS([$Registrado.D15] - [$Previsto.D15])/[$Registrado.D15])" office:value-type="percentage" office:value="0.0826912412941902" calcext:value-type="percentage">
            <text:p>8,269%</text:p>
          </table:table-cell>
          <table:table-cell table:formula="of:=(ABS([$Registrado.E15] - [$Previsto.E15])/[$Registrado.E15])" office:value-type="percentage" office:value="0.168321698251084" calcext:value-type="percentage">
            <text:p>16,832%</text:p>
          </table:table-cell>
          <table:table-cell table:formula="of:=(ABS([$Registrado.F15] - [$Previsto.F15])/[$Registrado.F15])" office:value-type="percentage" office:value="0.00581253461893531" calcext:value-type="percentage">
            <text:p>0,581%</text:p>
          </table:table-cell>
          <table:table-cell table:formula="of:=(ABS([$Registrado.G15] - [$Previsto.G15])/[$Registrado.G15])" office:value-type="percentage" office:value="0.055065669452393" calcext:value-type="percentage">
            <text:p>5,507%</text:p>
          </table:table-cell>
          <table:table-cell table:formula="of:=(ABS([$Registrado.H15] - [$Previsto.H15])/[$Registrado.H15])" office:value-type="percentage" office:value="0.108341006175908" calcext:value-type="percentage">
            <text:p>10,834%</text:p>
          </table:table-cell>
          <table:table-cell table:formula="of:=(ABS([$Registrado.I15] - [$Previsto.I15])/[$Registrado.I15])" office:value-type="percentage" office:value="0.0155942912327693" calcext:value-type="percentage">
            <text:p>1,559%</text:p>
          </table:table-cell>
          <table:table-cell table:formula="of:=(ABS([$Registrado.J15] - [$Previsto.J15])/[$Registrado.J15])" office:value-type="percentage" office:value="0.0869205910739842" calcext:value-type="percentage">
            <text:p>8,692%</text:p>
          </table:table-cell>
          <table:table-cell table:formula="of:=(ABS([$Registrado.K15] - [$Previsto.K15])/[$Registrado.K15])" office:value-type="percentage" office:value="0.160763356632731" calcext:value-type="percentage">
            <text:p>16,076%</text:p>
          </table:table-cell>
          <table:table-cell table:formula="of:=(ABS([$Registrado.L15] - [$Previsto.L15])/[$Registrado.L15])" office:value-type="percentage" office:value="0.109171885717932" calcext:value-type="percentage">
            <text:p>10,917%</text:p>
          </table:table-cell>
          <table:table-cell table:formula="of:=(ABS([$Registrado.M15] - [$Previsto.M15])/[$Registrado.M15])" office:value-type="percentage" office:value="0.0351589054580309" calcext:value-type="percentage">
            <text:p>3,516%</text:p>
          </table:table-cell>
          <table:table-cell table:style-name="ce49" table:formula="of:=AVERAGE([.B15:.M15])" office:value-type="percentage" office:value="0.0810078111569731" calcext:value-type="percentage">
            <text:p>8,101%</text:p>
          </table:table-cell>
          <table:table-cell table:formula="of:=STDEV([.B15:.M15])" office:value-type="percentage" office:value="0.0511047126048121" calcext:value-type="percentage">
            <text:p>5,11%</text:p>
          </table:table-cell>
          <table:table-cell table:formula="of:=ABS(SUM([$Registrado.B15:.M15]) -SUM([$Previsto.B15:.M15]))/SUM([$Registrado.B15:.M15])" office:value-type="percentage" office:value="0.0314242893484376" calcext:value-type="percentage">
            <text:p>3,142%</text:p>
          </table:table-cell>
          <table:table-cell table:formula="of:=COUNTIF([.B15:.M1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38512673945307" calcext:value-type="percentage">
            <text:p>13,851%</text:p>
          </table:table-cell>
          <table:table-cell table:formula="of:=(ABS([$Registrado.C16] - [$Previsto.C16])/[$Registrado.C16])" office:value-type="percentage" office:value="0.0570797559341674" calcext:value-type="percentage">
            <text:p>5,708%</text:p>
          </table:table-cell>
          <table:table-cell table:formula="of:=(ABS([$Registrado.D16] - [$Previsto.D16])/[$Registrado.D16])" office:value-type="percentage" office:value="0.0805005863410458" calcext:value-type="percentage">
            <text:p>8,050%</text:p>
          </table:table-cell>
          <table:table-cell table:formula="of:=(ABS([$Registrado.E16] - [$Previsto.E16])/[$Registrado.E16])" office:value-type="percentage" office:value="0.0233638024957794" calcext:value-type="percentage">
            <text:p>2,336%</text:p>
          </table:table-cell>
          <table:table-cell table:formula="of:=(ABS([$Registrado.F16] - [$Previsto.F16])/[$Registrado.F16])" office:value-type="percentage" office:value="0.126595904708788" calcext:value-type="percentage">
            <text:p>12,660%</text:p>
          </table:table-cell>
          <table:table-cell table:formula="of:=(ABS([$Registrado.G16] - [$Previsto.G16])/[$Registrado.G16])" office:value-type="percentage" office:value="0.125159882030406" calcext:value-type="percentage">
            <text:p>12,516%</text:p>
          </table:table-cell>
          <table:table-cell table:formula="of:=(ABS([$Registrado.H16] - [$Previsto.H16])/[$Registrado.H16])" office:value-type="percentage" office:value="0.128744621321756" calcext:value-type="percentage">
            <text:p>12,874%</text:p>
          </table:table-cell>
          <table:table-cell table:formula="of:=(ABS([$Registrado.I16] - [$Previsto.I16])/[$Registrado.I16])" office:value-type="percentage" office:value="0.0470493900576994" calcext:value-type="percentage">
            <text:p>4,705%</text:p>
          </table:table-cell>
          <table:table-cell table:formula="of:=(ABS([$Registrado.J16] - [$Previsto.J16])/[$Registrado.J16])" office:value-type="percentage" office:value="0.00689414469500567" calcext:value-type="percentage">
            <text:p>0,689%</text:p>
          </table:table-cell>
          <table:table-cell table:formula="of:=(ABS([$Registrado.K16] - [$Previsto.K16])/[$Registrado.K16])" office:value-type="percentage" office:value="0.212227887007855" calcext:value-type="percentage">
            <text:p>21,223%</text:p>
          </table:table-cell>
          <table:table-cell table:formula="of:=(ABS([$Registrado.L16] - [$Previsto.L16])/[$Registrado.L16])" office:value-type="percentage" office:value="0.157923646034207" calcext:value-type="percentage">
            <text:p>15,792%</text:p>
          </table:table-cell>
          <table:table-cell table:formula="of:=(ABS([$Registrado.M16] - [$Previsto.M16])/[$Registrado.M16])" office:value-type="percentage" office:value="0.138676838973984" calcext:value-type="percentage">
            <text:p>13,868%</text:p>
          </table:table-cell>
          <table:table-cell table:style-name="ce49" table:formula="of:=AVERAGE([.B16:.M16])" office:value-type="percentage" office:value="0.103560761128833" calcext:value-type="percentage">
            <text:p>10,356%</text:p>
          </table:table-cell>
          <table:table-cell table:formula="of:=STDEV([.B16:.M16])" office:value-type="percentage" office:value="0.0606868165889665" calcext:value-type="percentage">
            <text:p>6,07%</text:p>
          </table:table-cell>
          <table:table-cell table:formula="of:=ABS(SUM([$Registrado.B16:.M16]) -SUM([$Previsto.B16:.M16]))/SUM([$Registrado.B16:.M16])" office:value-type="percentage" office:value="0.074277617413013" calcext:value-type="percentage">
            <text:p>7,428%</text:p>
          </table:table-cell>
          <table:table-cell table:formula="of:=COUNTIF([.B16:.M1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688179470906023" calcext:value-type="percentage">
            <text:p>6,882%</text:p>
          </table:table-cell>
          <table:table-cell table:formula="of:=(ABS([$Registrado.C17] - [$Previsto.C17])/[$Registrado.C17])" office:value-type="percentage" office:value="0.0378045585394558" calcext:value-type="percentage">
            <text:p>3,780%</text:p>
          </table:table-cell>
          <table:table-cell table:formula="of:=(ABS([$Registrado.D17] - [$Previsto.D17])/[$Registrado.D17])" office:value-type="percentage" office:value="0.108826007734766" calcext:value-type="percentage">
            <text:p>10,883%</text:p>
          </table:table-cell>
          <table:table-cell table:formula="of:=(ABS([$Registrado.E17] - [$Previsto.E17])/[$Registrado.E17])" office:value-type="percentage" office:value="0.0185487481785667" calcext:value-type="percentage">
            <text:p>1,855%</text:p>
          </table:table-cell>
          <table:table-cell table:formula="of:=(ABS([$Registrado.F17] - [$Previsto.F17])/[$Registrado.F17])" office:value-type="percentage" office:value="0.0416286233614098" calcext:value-type="percentage">
            <text:p>4,163%</text:p>
          </table:table-cell>
          <table:table-cell table:formula="of:=(ABS([$Registrado.G17] - [$Previsto.G17])/[$Registrado.G17])" office:value-type="percentage" office:value="0.108427050000331" calcext:value-type="percentage">
            <text:p>10,843%</text:p>
          </table:table-cell>
          <table:table-cell table:formula="of:=(ABS([$Registrado.H17] - [$Previsto.H17])/[$Registrado.H17])" office:value-type="percentage" office:value="0.0837483256548968" calcext:value-type="percentage">
            <text:p>8,375%</text:p>
          </table:table-cell>
          <table:table-cell table:formula="of:=(ABS([$Registrado.I17] - [$Previsto.I17])/[$Registrado.I17])" office:value-type="percentage" office:value="0.0167937720576468" calcext:value-type="percentage">
            <text:p>1,679%</text:p>
          </table:table-cell>
          <table:table-cell table:formula="of:=(ABS([$Registrado.J17] - [$Previsto.J17])/[$Registrado.J17])" office:value-type="percentage" office:value="0.181492241957317" calcext:value-type="percentage">
            <text:p>18,149%</text:p>
          </table:table-cell>
          <table:table-cell table:formula="of:=(ABS([$Registrado.K17] - [$Previsto.K17])/[$Registrado.K17])" office:value-type="percentage" office:value="0.0503073359251792" calcext:value-type="percentage">
            <text:p>5,031%</text:p>
          </table:table-cell>
          <table:table-cell table:formula="of:=(ABS([$Registrado.L17] - [$Previsto.L17])/[$Registrado.L17])" office:value-type="percentage" office:value="0.109543331653273" calcext:value-type="percentage">
            <text:p>10,954%</text:p>
          </table:table-cell>
          <table:table-cell table:formula="of:=(ABS([$Registrado.M17] - [$Previsto.M17])/[$Registrado.M17])" office:value-type="percentage" office:value="0.349562998498738" calcext:value-type="percentage">
            <text:p>34,956%</text:p>
          </table:table-cell>
          <table:table-cell table:formula="of:=AVERAGE([.B17:.M17])" office:value-type="percentage" office:value="0.0979584117210151" calcext:value-type="percentage">
            <text:p>9,796%</text:p>
          </table:table-cell>
          <table:table-cell table:formula="of:=STDEV([.B17:.M17])" office:value-type="percentage" office:value="0.0922701168192079" calcext:value-type="percentage">
            <text:p>9,23%</text:p>
          </table:table-cell>
          <table:table-cell table:formula="of:=ABS(SUM([$Registrado.B17:.M17]) -SUM([$Previsto.B17:.M17]))/SUM([$Registrado.B17:.M17])" office:value-type="percentage" office:value="0.0609744019895568" calcext:value-type="percentage">
            <text:p>6,097%</text:p>
          </table:table-cell>
          <table:table-cell table:formula="of:=COUNTIF([.B17:.M1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0668241067321" calcext:value-type="percentage">
            <text:p>10,668%</text:p>
          </table:table-cell>
          <table:table-cell table:formula="of:=(ABS([$Registrado.C18] - [$Previsto.C18])/[$Registrado.C18])" office:value-type="percentage" office:value="0.0728519148384797" calcext:value-type="percentage">
            <text:p>7,285%</text:p>
          </table:table-cell>
          <table:table-cell table:formula="of:=(ABS([$Registrado.D18] - [$Previsto.D18])/[$Registrado.D18])" office:value-type="percentage" office:value="0.11321370219977" calcext:value-type="percentage">
            <text:p>11,321%</text:p>
          </table:table-cell>
          <table:table-cell table:formula="of:=(ABS([$Registrado.E18] - [$Previsto.E18])/[$Registrado.E18])" office:value-type="percentage" office:value="0.0346832133793092" calcext:value-type="percentage">
            <text:p>3,468%</text:p>
          </table:table-cell>
          <table:table-cell table:formula="of:=(ABS([$Registrado.F18] - [$Previsto.F18])/[$Registrado.F18])" office:value-type="percentage" office:value="0.0117144386651524" calcext:value-type="percentage">
            <text:p>1,171%</text:p>
          </table:table-cell>
          <table:table-cell table:formula="of:=(ABS([$Registrado.G18] - [$Previsto.G18])/[$Registrado.G18])" office:value-type="percentage" office:value="0.236148654440665" calcext:value-type="percentage">
            <text:p>23,615%</text:p>
          </table:table-cell>
          <table:table-cell table:formula="of:=(ABS([$Registrado.H18] - [$Previsto.H18])/[$Registrado.H18])" office:value-type="percentage" office:value="0.0672329417975453" calcext:value-type="percentage">
            <text:p>6,723%</text:p>
          </table:table-cell>
          <table:table-cell table:formula="of:=(ABS([$Registrado.I18] - [$Previsto.I18])/[$Registrado.I18])" office:value-type="percentage" office:value="0.0296281123582703" calcext:value-type="percentage">
            <text:p>2,963%</text:p>
          </table:table-cell>
          <table:table-cell table:formula="of:=(ABS([$Registrado.J18] - [$Previsto.J18])/[$Registrado.J18])" office:value-type="percentage" office:value="0.0961715094255538" calcext:value-type="percentage">
            <text:p>9,617%</text:p>
          </table:table-cell>
          <table:table-cell table:formula="of:=(ABS([$Registrado.K18] - [$Previsto.K18])/[$Registrado.K18])" office:value-type="percentage" office:value="0.218070440118493" calcext:value-type="percentage">
            <text:p>21,807%</text:p>
          </table:table-cell>
          <table:table-cell table:formula="of:=(ABS([$Registrado.L18] - [$Previsto.L18])/[$Registrado.L18])" office:value-type="percentage" office:value="0.127830631107051" calcext:value-type="percentage">
            <text:p>12,783%</text:p>
          </table:table-cell>
          <table:table-cell table:formula="of:=(ABS([$Registrado.M18] - [$Previsto.M18])/[$Registrado.M18])" office:value-type="percentage" office:value="0.101998533347056" calcext:value-type="percentage">
            <text:p>10,200%</text:p>
          </table:table-cell>
          <table:table-cell table:formula="of:=AVERAGE([.B18:.M18])" office:value-type="percentage" office:value="0.101352208529213" calcext:value-type="percentage">
            <text:p>10,135%</text:p>
          </table:table-cell>
          <table:table-cell table:formula="of:=STDEV([.B18:.M18])" office:value-type="percentage" office:value="0.0689473577308128" calcext:value-type="percentage">
            <text:p>6,89%</text:p>
          </table:table-cell>
          <table:table-cell table:formula="of:=ABS(SUM([$Registrado.B18:.M18]) -SUM([$Previsto.B18:.M18]))/SUM([$Registrado.B18:.M18])" office:value-type="percentage" office:value="0.0098488478548608" calcext:value-type="percentage">
            <text:p>0,985%</text:p>
          </table:table-cell>
          <table:table-cell table:formula="of:=COUNTIF([.B18:.M18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481457946869202" calcext:value-type="percentage">
            <text:p>4,815%</text:p>
          </table:table-cell>
          <table:table-cell table:formula="of:=(ABS([$Registrado.C19] - [$Previsto.C19])/[$Registrado.C19])" office:value-type="percentage" office:value="0.136743015794136" calcext:value-type="percentage">
            <text:p>13,674%</text:p>
          </table:table-cell>
          <table:table-cell table:formula="of:=(ABS([$Registrado.D19] - [$Previsto.D19])/[$Registrado.D19])" office:value-type="percentage" office:value="0.164066075132519" calcext:value-type="percentage">
            <text:p>16,407%</text:p>
          </table:table-cell>
          <table:table-cell table:formula="of:=(ABS([$Registrado.E19] - [$Previsto.E19])/[$Registrado.E19])" office:value-type="percentage" office:value="0.256137566137566" calcext:value-type="percentage">
            <text:p>25,614%</text:p>
          </table:table-cell>
          <table:table-cell table:formula="of:=(ABS([$Registrado.F19] - [$Previsto.F19])/[$Registrado.F19])" office:value-type="percentage" office:value="0.0108218949203639" calcext:value-type="percentage">
            <text:p>1,082%</text:p>
          </table:table-cell>
          <table:table-cell table:formula="of:=(ABS([$Registrado.G19] - [$Previsto.G19])/[$Registrado.G19])" office:value-type="percentage" office:value="0.0384155894748026" calcext:value-type="percentage">
            <text:p>3,842%</text:p>
          </table:table-cell>
          <table:table-cell table:formula="of:=(ABS([$Registrado.H19] - [$Previsto.H19])/[$Registrado.H19])" office:value-type="percentage" office:value="0.0694158190597801" calcext:value-type="percentage">
            <text:p>6,942%</text:p>
          </table:table-cell>
          <table:table-cell table:formula="of:=(ABS([$Registrado.I19] - [$Previsto.I19])/[$Registrado.I19])" office:value-type="percentage" office:value="0.0307530083622271" calcext:value-type="percentage">
            <text:p>3,075%</text:p>
          </table:table-cell>
          <table:table-cell table:formula="of:=(ABS([$Registrado.J19] - [$Previsto.J19])/[$Registrado.J19])" office:value-type="percentage" office:value="0.0688795817179222" calcext:value-type="percentage">
            <text:p>6,888%</text:p>
          </table:table-cell>
          <table:table-cell table:formula="of:=(ABS([$Registrado.K19] - [$Previsto.K19])/[$Registrado.K19])" office:value-type="percentage" office:value="0.0202954580532911" calcext:value-type="percentage">
            <text:p>2,030%</text:p>
          </table:table-cell>
          <table:table-cell table:formula="of:=(ABS([$Registrado.L19] - [$Previsto.L19])/[$Registrado.L19])" office:value-type="percentage" office:value="0.0184930874894648" calcext:value-type="percentage">
            <text:p>1,849%</text:p>
          </table:table-cell>
          <table:table-cell table:formula="of:=(ABS([$Registrado.M19] - [$Previsto.M19])/[$Registrado.M19])" office:value-type="percentage" office:value="0.0432336542286579" calcext:value-type="percentage">
            <text:p>4,323%</text:p>
          </table:table-cell>
          <table:table-cell table:formula="of:=AVERAGE([.B19:.M19])" office:value-type="percentage" office:value="0.0754500454214709" calcext:value-type="percentage">
            <text:p>7,545%</text:p>
          </table:table-cell>
          <table:table-cell table:formula="of:=STDEV([.B19:.M19])" office:value-type="percentage" office:value="0.0738259053960845" calcext:value-type="percentage">
            <text:p>7,38%</text:p>
          </table:table-cell>
          <table:table-cell table:formula="of:=ABS(SUM([$Registrado.B19:.M19]) -SUM([$Previsto.B19:.M19]))/SUM([$Registrado.B19:.M19])" office:value-type="percentage" office:value="0.0420834096153818" calcext:value-type="percentage">
            <text:p>4,208%</text:p>
          </table:table-cell>
          <table:table-cell table:formula="of:=COUNTIF([.B19:.M19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376516307874304" calcext:value-type="percentage">
            <text:p>3,765%</text:p>
          </table:table-cell>
          <table:table-cell table:formula="of:=(ABS([$Registrado.C20] - [$Previsto.C20])/[$Registrado.C20])" office:value-type="percentage" office:value="0.0409353566739606" calcext:value-type="percentage">
            <text:p>4,094%</text:p>
          </table:table-cell>
          <table:table-cell table:formula="of:=(ABS([$Registrado.D20] - [$Previsto.D20])/[$Registrado.D20])" office:value-type="percentage" office:value="0.0118419757387358" calcext:value-type="percentage">
            <text:p>1,184%</text:p>
          </table:table-cell>
          <table:table-cell table:formula="of:=(ABS([$Registrado.E20] - [$Previsto.E20])/[$Registrado.E20])" office:value-type="percentage" office:value="0.0583113542787829" calcext:value-type="percentage">
            <text:p>5,831%</text:p>
          </table:table-cell>
          <table:table-cell table:formula="of:=(ABS([$Registrado.F20] - [$Previsto.F20])/[$Registrado.F20])" office:value-type="percentage" office:value="0.070359735242261" calcext:value-type="percentage">
            <text:p>7,036%</text:p>
          </table:table-cell>
          <table:table-cell table:formula="of:=(ABS([$Registrado.G20] - [$Previsto.G20])/[$Registrado.G20])" office:value-type="percentage" office:value="0.021563051495518" calcext:value-type="percentage">
            <text:p>2,156%</text:p>
          </table:table-cell>
          <table:table-cell table:formula="of:=(ABS([$Registrado.H20] - [$Previsto.H20])/[$Registrado.H20])" office:value-type="percentage" office:value="0.0424327116151173" calcext:value-type="percentage">
            <text:p>4,243%</text:p>
          </table:table-cell>
          <table:table-cell table:formula="of:=(ABS([$Registrado.I20] - [$Previsto.I20])/[$Registrado.I20])" office:value-type="percentage" office:value="0.0941354125337149" calcext:value-type="percentage">
            <text:p>9,414%</text:p>
          </table:table-cell>
          <table:table-cell table:formula="of:=(ABS([$Registrado.J20] - [$Previsto.J20])/[$Registrado.J20])" office:value-type="percentage" office:value="0.0219141147223213" calcext:value-type="percentage">
            <text:p>2,191%</text:p>
          </table:table-cell>
          <table:table-cell table:formula="of:=(ABS([$Registrado.K20] - [$Previsto.K20])/[$Registrado.K20])" office:value-type="percentage" office:value="0.0440824454395718" calcext:value-type="percentage">
            <text:p>4,408%</text:p>
          </table:table-cell>
          <table:table-cell table:formula="of:=(ABS([$Registrado.L20] - [$Previsto.L20])/[$Registrado.L20])" office:value-type="percentage" office:value="0.0505771941830625" calcext:value-type="percentage">
            <text:p>5,058%</text:p>
          </table:table-cell>
          <table:table-cell table:formula="of:=(ABS([$Registrado.M20] - [$Previsto.M20])/[$Registrado.M20])" office:value-type="percentage" office:value="0.0167249410879246" calcext:value-type="percentage">
            <text:p>1,672%</text:p>
          </table:table-cell>
          <table:table-cell table:formula="of:=AVERAGE([.B20:.M20])" office:value-type="percentage" office:value="0.0425441603165334" calcext:value-type="percentage">
            <text:p>4,254%</text:p>
          </table:table-cell>
          <table:table-cell table:formula="of:=STDEV([.B20:.M20])" office:value-type="percentage" office:value="0.0238412616288701" calcext:value-type="percentage">
            <text:p>2,38%</text:p>
          </table:table-cell>
          <table:table-cell table:formula="of:=ABS(SUM([$Registrado.B20:.M20]) -SUM([$Previsto.B20:.M20]))/SUM([$Registrado.B20:.M20])" office:value-type="percentage" office:value="0.0322600444369552" calcext:value-type="percentage">
            <text:p>3,226%</text:p>
          </table:table-cell>
          <table:table-cell table:formula="of:=COUNTIF([.B20:.M2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202794608119204" calcext:value-type="percentage">
            <text:p>20,279%</text:p>
          </table:table-cell>
          <table:table-cell table:formula="of:=(ABS([$Registrado.C21] - [$Previsto.C21])/[$Registrado.C21])" office:value-type="percentage" office:value="0.0796893849429783" calcext:value-type="percentage">
            <text:p>7,969%</text:p>
          </table:table-cell>
          <table:table-cell table:formula="of:=(ABS([$Registrado.D21] - [$Previsto.D21])/[$Registrado.D21])" office:value-type="percentage" office:value="0.108190879478827" calcext:value-type="percentage">
            <text:p>10,819%</text:p>
          </table:table-cell>
          <table:table-cell table:formula="of:=(ABS([$Registrado.E21] - [$Previsto.E21])/[$Registrado.E21])" office:value-type="percentage" office:value="0.173648594794125" calcext:value-type="percentage">
            <text:p>17,365%</text:p>
          </table:table-cell>
          <table:table-cell table:formula="of:=(ABS([$Registrado.F21] - [$Previsto.F21])/[$Registrado.F21])" office:value-type="percentage" office:value="0.120105077499567" calcext:value-type="percentage">
            <text:p>12,011%</text:p>
          </table:table-cell>
          <table:table-cell table:formula="of:=(ABS([$Registrado.G21] - [$Previsto.G21])/[$Registrado.G21])" office:value-type="percentage" office:value="0.00727711738484391" calcext:value-type="percentage">
            <text:p>0,728%</text:p>
          </table:table-cell>
          <table:table-cell table:formula="of:=(ABS([$Registrado.H21] - [$Previsto.H21])/[$Registrado.H21])" office:value-type="percentage" office:value="0.156465290777668" calcext:value-type="percentage">
            <text:p>15,647%</text:p>
          </table:table-cell>
          <table:table-cell table:formula="of:=(ABS([$Registrado.I21] - [$Previsto.I21])/[$Registrado.I21])" office:value-type="percentage" office:value="0.102951950014293" calcext:value-type="percentage">
            <text:p>10,295%</text:p>
          </table:table-cell>
          <table:table-cell table:formula="of:=(ABS([$Registrado.J21] - [$Previsto.J21])/[$Registrado.J21])" office:value-type="percentage" office:value="0.0129987578190852" calcext:value-type="percentage">
            <text:p>1,300%</text:p>
          </table:table-cell>
          <table:table-cell table:formula="of:=(ABS([$Registrado.K21] - [$Previsto.K21])/[$Registrado.K21])" office:value-type="percentage" office:value="0.131623075432373" calcext:value-type="percentage">
            <text:p>13,162%</text:p>
          </table:table-cell>
          <table:table-cell table:formula="of:=(ABS([$Registrado.L21] - [$Previsto.L21])/[$Registrado.L21])" office:value-type="percentage" office:value="0.0459393296207715" calcext:value-type="percentage">
            <text:p>4,594%</text:p>
          </table:table-cell>
          <table:table-cell table:formula="of:=(ABS([$Registrado.M21] - [$Previsto.M21])/[$Registrado.M21])" office:value-type="percentage" office:value="0.081413397349641" calcext:value-type="percentage">
            <text:p>8,141%</text:p>
          </table:table-cell>
          <table:table-cell table:formula="of:=AVERAGE([.B21:.M21])" office:value-type="percentage" office:value="0.101924788602781" calcext:value-type="percentage">
            <text:p>10,192%</text:p>
          </table:table-cell>
          <table:table-cell table:formula="of:=STDEV([.B21:.M21])" office:value-type="percentage" office:value="0.060649547644386" calcext:value-type="percentage">
            <text:p>6,06%</text:p>
          </table:table-cell>
          <table:table-cell table:formula="of:=ABS(SUM([$Registrado.B21:.M21]) -SUM([$Previsto.B21:.M21]))/SUM([$Registrado.B21:.M21])" office:value-type="percentage" office:value="0.0915677743521992" calcext:value-type="percentage">
            <text:p>9,157%</text:p>
          </table:table-cell>
          <table:table-cell table:formula="of:=COUNTIF([.B21:.M2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03094073479308" calcext:value-type="percentage">
            <text:p>10,309%</text:p>
          </table:table-cell>
          <table:table-cell table:formula="of:=(ABS([$Registrado.C22] - [$Previsto.C22])/[$Registrado.C22])" office:value-type="percentage" office:value="0.062360902255639" calcext:value-type="percentage">
            <text:p>6,236%</text:p>
          </table:table-cell>
          <table:table-cell table:formula="of:=(ABS([$Registrado.D22] - [$Previsto.D22])/[$Registrado.D22])" office:value-type="percentage" office:value="0.131491800094348" calcext:value-type="percentage">
            <text:p>13,149%</text:p>
          </table:table-cell>
          <table:table-cell table:formula="of:=(ABS([$Registrado.E22] - [$Previsto.E22])/[$Registrado.E22])" office:value-type="percentage" office:value="0.0550175123601353" calcext:value-type="percentage">
            <text:p>5,502%</text:p>
          </table:table-cell>
          <table:table-cell table:formula="of:=(ABS([$Registrado.F22] - [$Previsto.F22])/[$Registrado.F22])" office:value-type="percentage" office:value="0.0932068988779203" calcext:value-type="percentage">
            <text:p>9,321%</text:p>
          </table:table-cell>
          <table:table-cell table:formula="of:=(ABS([$Registrado.G22] - [$Previsto.G22])/[$Registrado.G22])" office:value-type="percentage" office:value="0.0730566993981628" calcext:value-type="percentage">
            <text:p>7,306%</text:p>
          </table:table-cell>
          <table:table-cell table:formula="of:=(ABS([$Registrado.H22] - [$Previsto.H22])/[$Registrado.H22])" office:value-type="percentage" office:value="0.181820083357565" calcext:value-type="percentage">
            <text:p>18,182%</text:p>
          </table:table-cell>
          <table:table-cell table:formula="of:=(ABS([$Registrado.I22] - [$Previsto.I22])/[$Registrado.I22])" office:value-type="percentage" office:value="0.112863716716385" calcext:value-type="percentage">
            <text:p>11,286%</text:p>
          </table:table-cell>
          <table:table-cell table:formula="of:=(ABS([$Registrado.J22] - [$Previsto.J22])/[$Registrado.J22])" office:value-type="percentage" office:value="0.00809139037535003" calcext:value-type="percentage">
            <text:p>0,809%</text:p>
          </table:table-cell>
          <table:table-cell table:formula="of:=(ABS([$Registrado.K22] - [$Previsto.K22])/[$Registrado.K22])" office:value-type="percentage" office:value="0.130738566047888" calcext:value-type="percentage">
            <text:p>13,074%</text:p>
          </table:table-cell>
          <table:table-cell table:formula="of:=(ABS([$Registrado.L22] - [$Previsto.L22])/[$Registrado.L22])" office:value-type="percentage" office:value="0.105730221021065" calcext:value-type="percentage">
            <text:p>10,573%</text:p>
          </table:table-cell>
          <table:table-cell table:formula="of:=(ABS([$Registrado.M22] - [$Previsto.M22])/[$Registrado.M22])" office:value-type="percentage" office:value="0.10605840412926" calcext:value-type="percentage">
            <text:p>10,606%</text:p>
          </table:table-cell>
          <table:table-cell table:formula="of:=AVERAGE([.B22:.M22])" office:value-type="percentage" office:value="0.0969608556760856" calcext:value-type="percentage">
            <text:p>9,696%</text:p>
          </table:table-cell>
          <table:table-cell table:formula="of:=STDEV([.B22:.M22])" office:value-type="percentage" office:value="0.0441323180245635" calcext:value-type="percentage">
            <text:p>4,41%</text:p>
          </table:table-cell>
          <table:table-cell table:formula="of:=ABS(SUM([$Registrado.B22:.M22]) -SUM([$Previsto.B22:.M22]))/SUM([$Registrado.B22:.M22])" office:value-type="percentage" office:value="0.0560323029045274" calcext:value-type="percentage">
            <text:p>5,603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13676924966983" calcext:value-type="percentage">
            <text:p>1,368%</text:p>
          </table:table-cell>
          <table:table-cell table:formula="of:=(ABS([$Registrado.C23] - [$Previsto.C23])/[$Registrado.C23])" office:value-type="percentage" office:value="0.191922761942995" calcext:value-type="percentage">
            <text:p>19,192%</text:p>
          </table:table-cell>
          <table:table-cell table:formula="of:=(ABS([$Registrado.D23] - [$Previsto.D23])/[$Registrado.D23])" office:value-type="percentage" office:value="0.0108836763835196" calcext:value-type="percentage">
            <text:p>1,088%</text:p>
          </table:table-cell>
          <table:table-cell table:formula="of:=(ABS([$Registrado.E23] - [$Previsto.E23])/[$Registrado.E23])" office:value-type="percentage" office:value="0.110560532761788" calcext:value-type="percentage">
            <text:p>11,056%</text:p>
          </table:table-cell>
          <table:table-cell table:formula="of:=(ABS([$Registrado.F23] - [$Previsto.F23])/[$Registrado.F23])" office:value-type="percentage" office:value="0.0092327485380117" calcext:value-type="percentage">
            <text:p>0,923%</text:p>
          </table:table-cell>
          <table:table-cell table:formula="of:=(ABS([$Registrado.G23] - [$Previsto.G23])/[$Registrado.G23])" office:value-type="percentage" office:value="0.0188116214216606" calcext:value-type="percentage">
            <text:p>1,881%</text:p>
          </table:table-cell>
          <table:table-cell table:formula="of:=(ABS([$Registrado.H23] - [$Previsto.H23])/[$Registrado.H23])" office:value-type="percentage" office:value="0.0794338394793927" calcext:value-type="percentage">
            <text:p>7,943%</text:p>
          </table:table-cell>
          <table:table-cell table:formula="of:=(ABS([$Registrado.I23] - [$Previsto.I23])/[$Registrado.I23])" office:value-type="percentage" office:value="0.0202129528535981" calcext:value-type="percentage">
            <text:p>2,021%</text:p>
          </table:table-cell>
          <table:table-cell table:formula="of:=(ABS([$Registrado.J23] - [$Previsto.J23])/[$Registrado.J23])" office:value-type="percentage" office:value="0.146102048291212" calcext:value-type="percentage">
            <text:p>14,610%</text:p>
          </table:table-cell>
          <table:table-cell table:formula="of:=(ABS([$Registrado.K23] - [$Previsto.K23])/[$Registrado.K23])" office:value-type="percentage" office:value="0.0551683078282107" calcext:value-type="percentage">
            <text:p>5,517%</text:p>
          </table:table-cell>
          <table:table-cell table:formula="of:=(ABS([$Registrado.L23] - [$Previsto.L23])/[$Registrado.L23])" office:value-type="percentage" office:value="0.077749880587789" calcext:value-type="percentage">
            <text:p>7,775%</text:p>
          </table:table-cell>
          <table:table-cell table:formula="of:=(ABS([$Registrado.M23] - [$Previsto.M23])/[$Registrado.M23])" office:value-type="percentage" office:value="0.330457355612059" calcext:value-type="percentage">
            <text:p>33,046%</text:p>
          </table:table-cell>
          <table:table-cell table:formula="of:=AVERAGE([.B23:.M23])" office:value-type="percentage" office:value="0.0886843875556017" calcext:value-type="percentage">
            <text:p>8,868%</text:p>
          </table:table-cell>
          <table:table-cell table:formula="of:=STDEV([.B23:.M23])" office:value-type="percentage" office:value="0.0961903043062647" calcext:value-type="percentage">
            <text:p>9,62%</text:p>
          </table:table-cell>
          <table:table-cell table:formula="of:=ABS(SUM([$Registrado.B23:.M23]) -SUM([$Previsto.B23:.M23]))/SUM([$Registrado.B23:.M23])" office:value-type="percentage" office:value="0.0629304252693139" calcext:value-type="percentage">
            <text:p>6,293%</text:p>
          </table:table-cell>
          <table:table-cell table:formula="of:=COUNTIF([.B23:.M23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85429450948728" calcext:value-type="percentage">
            <text:p>18,543%</text:p>
          </table:table-cell>
          <table:table-cell table:formula="of:=(ABS([$Registrado.C24] - [$Previsto.C24])/[$Registrado.C24])" office:value-type="percentage" office:value="0.24077907302061" calcext:value-type="percentage">
            <text:p>24,078%</text:p>
          </table:table-cell>
          <table:table-cell table:formula="of:=(ABS([$Registrado.D24] - [$Previsto.D24])/[$Registrado.D24])" office:value-type="percentage" office:value="0.228097411764706" calcext:value-type="percentage">
            <text:p>22,810%</text:p>
          </table:table-cell>
          <table:table-cell table:formula="of:=(ABS([$Registrado.E24] - [$Previsto.E24])/[$Registrado.E24])" office:value-type="percentage" office:value="0.218023128481072" calcext:value-type="percentage">
            <text:p>21,802%</text:p>
          </table:table-cell>
          <table:table-cell table:formula="of:=(ABS([$Registrado.F24] - [$Previsto.F24])/[$Registrado.F24])" office:value-type="percentage" office:value="0.216073307742721" calcext:value-type="percentage">
            <text:p>21,607%</text:p>
          </table:table-cell>
          <table:table-cell table:formula="of:=(ABS([$Registrado.G24] - [$Previsto.G24])/[$Registrado.G24])" office:value-type="percentage" office:value="0.0747010270064664" calcext:value-type="percentage">
            <text:p>7,470%</text:p>
          </table:table-cell>
          <table:table-cell table:formula="of:=(ABS([$Registrado.H24] - [$Previsto.H24])/[$Registrado.H24])" office:value-type="percentage" office:value="0.123327453594503" calcext:value-type="percentage">
            <text:p>12,333%</text:p>
          </table:table-cell>
          <table:table-cell table:formula="of:=(ABS([$Registrado.I24] - [$Previsto.I24])/[$Registrado.I24])" office:value-type="percentage" office:value="0.100811166355915" calcext:value-type="percentage">
            <text:p>10,081%</text:p>
          </table:table-cell>
          <table:table-cell table:formula="of:=(ABS([$Registrado.J24] - [$Previsto.J24])/[$Registrado.J24])" office:value-type="percentage" office:value="0.0639739970282319" calcext:value-type="percentage">
            <text:p>6,397%</text:p>
          </table:table-cell>
          <table:table-cell table:formula="of:=(ABS([$Registrado.K24] - [$Previsto.K24])/[$Registrado.K24])" office:value-type="percentage" office:value="0.201981451612903" calcext:value-type="percentage">
            <text:p>20,198%</text:p>
          </table:table-cell>
          <table:table-cell table:formula="of:=(ABS([$Registrado.L24] - [$Previsto.L24])/[$Registrado.L24])" office:value-type="percentage" office:value="0.14777704699266" calcext:value-type="percentage">
            <text:p>14,778%</text:p>
          </table:table-cell>
          <table:table-cell table:formula="of:=(ABS([$Registrado.M24] - [$Previsto.M24])/[$Registrado.M24])" office:value-type="percentage" office:value="0.129027481662592" calcext:value-type="percentage">
            <text:p>12,903%</text:p>
          </table:table-cell>
          <table:table-cell table:formula="of:=AVERAGE([.B24:.M24])" office:value-type="percentage" office:value="0.160833499684259" calcext:value-type="percentage">
            <text:p>16,083%</text:p>
          </table:table-cell>
          <table:table-cell table:formula="of:=STDEV([.B24:.M24])" office:value-type="percentage" office:value="0.0621786116415189" calcext:value-type="percentage">
            <text:p>6,22%</text:p>
          </table:table-cell>
          <table:table-cell table:formula="of:=ABS(SUM([$Registrado.B24:.M24]) -SUM([$Previsto.B24:.M24]))/SUM([$Registrado.B24:.M24])" office:value-type="percentage" office:value="0.154996557133421" calcext:value-type="percentage">
            <text:p>15,500%</text:p>
          </table:table-cell>
          <table:table-cell table:formula="of:=COUNTIF([.B24:.M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07774887218045" calcext:value-type="percentage">
            <text:p>10,777%</text:p>
          </table:table-cell>
          <table:table-cell table:formula="of:=(ABS([$Registrado.C25] - [$Previsto.C25])/[$Registrado.C25])" office:value-type="percentage" office:value="0.064825229741698" calcext:value-type="percentage">
            <text:p>6,483%</text:p>
          </table:table-cell>
          <table:table-cell table:formula="of:=(ABS([$Registrado.D25] - [$Previsto.D25])/[$Registrado.D25])" office:value-type="percentage" office:value="0.0712346906473133" calcext:value-type="percentage">
            <text:p>7,123%</text:p>
          </table:table-cell>
          <table:table-cell table:formula="of:=(ABS([$Registrado.E25] - [$Previsto.E25])/[$Registrado.E25])" office:value-type="percentage" office:value="0.113412873812198" calcext:value-type="percentage">
            <text:p>11,341%</text:p>
          </table:table-cell>
          <table:table-cell table:formula="of:=(ABS([$Registrado.F25] - [$Previsto.F25])/[$Registrado.F25])" office:value-type="percentage" office:value="0.0709464044471021" calcext:value-type="percentage">
            <text:p>7,095%</text:p>
          </table:table-cell>
          <table:table-cell table:formula="of:=(ABS([$Registrado.G25] - [$Previsto.G25])/[$Registrado.G25])" office:value-type="percentage" office:value="0.0203064437559673" calcext:value-type="percentage">
            <text:p>2,031%</text:p>
          </table:table-cell>
          <table:table-cell table:formula="of:=(ABS([$Registrado.H25] - [$Previsto.H25])/[$Registrado.H25])" office:value-type="percentage" office:value="0.114224596904384" calcext:value-type="percentage">
            <text:p>11,422%</text:p>
          </table:table-cell>
          <table:table-cell table:formula="of:=(ABS([$Registrado.I25] - [$Previsto.I25])/[$Registrado.I25])" office:value-type="percentage" office:value="0.0681905113537643" calcext:value-type="percentage">
            <text:p>6,819%</text:p>
          </table:table-cell>
          <table:table-cell table:formula="of:=(ABS([$Registrado.J25] - [$Previsto.J25])/[$Registrado.J25])" office:value-type="percentage" office:value="0.00177961693902657" calcext:value-type="percentage">
            <text:p>0,178%</text:p>
          </table:table-cell>
          <table:table-cell table:formula="of:=(ABS([$Registrado.K25] - [$Previsto.K25])/[$Registrado.K25])" office:value-type="percentage" office:value="0.0862863910058002" calcext:value-type="percentage">
            <text:p>8,629%</text:p>
          </table:table-cell>
          <table:table-cell table:formula="of:=(ABS([$Registrado.L25] - [$Previsto.L25])/[$Registrado.L25])" office:value-type="percentage" office:value="0.0664270413803644" calcext:value-type="percentage">
            <text:p>6,643%</text:p>
          </table:table-cell>
          <table:table-cell table:formula="of:=(ABS([$Registrado.M25] - [$Previsto.M25])/[$Registrado.M25])" office:value-type="percentage" office:value="0.0451942377990832" calcext:value-type="percentage">
            <text:p>4,519%</text:p>
          </table:table-cell>
          <table:table-cell table:style-name="ce49" table:formula="of:=AVERAGE([.B25:.M25])" office:value-type="percentage" office:value="0.0692169104170622" calcext:value-type="percentage">
            <text:p>6,922%</text:p>
          </table:table-cell>
          <table:table-cell table:formula="of:=STDEV([.B25:.M25])" office:value-type="percentage" office:value="0.0347842142571625" calcext:value-type="percentage">
            <text:p>3,48%</text:p>
          </table:table-cell>
          <table:table-cell table:formula="of:=ABS(SUM([$Registrado.B25:.M25]) -SUM([$Previsto.B25:.M25]))/SUM([$Registrado.B25:.M25])" office:value-type="percentage" office:value="0.060469379781076" calcext:value-type="percentage">
            <text:p>6,047%</text:p>
          </table:table-cell>
          <table:table-cell table:formula="of:=COUNTIF([.B25:.M2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406632908331706" calcext:value-type="percentage">
            <text:p>4,066%</text:p>
          </table:table-cell>
          <table:table-cell table:formula="of:=(ABS([$Registrado.C26] - [$Previsto.C26])/[$Registrado.C26])" office:value-type="percentage" office:value="0.111083918578813" calcext:value-type="percentage">
            <text:p>11,108%</text:p>
          </table:table-cell>
          <table:table-cell table:formula="of:=(ABS([$Registrado.D26] - [$Previsto.D26])/[$Registrado.D26])" office:value-type="percentage" office:value="0.104814222941077" calcext:value-type="percentage">
            <text:p>10,481%</text:p>
          </table:table-cell>
          <table:table-cell table:formula="of:=(ABS([$Registrado.E26] - [$Previsto.E26])/[$Registrado.E26])" office:value-type="percentage" office:value="0.0142883748304543" calcext:value-type="percentage">
            <text:p>1,429%</text:p>
          </table:table-cell>
          <table:table-cell table:formula="of:=(ABS([$Registrado.F26] - [$Previsto.F26])/[$Registrado.F26])" office:value-type="percentage" office:value="0.0215958793542906" calcext:value-type="percentage">
            <text:p>2,160%</text:p>
          </table:table-cell>
          <table:table-cell table:formula="of:=(ABS([$Registrado.G26] - [$Previsto.G26])/[$Registrado.G26])" office:value-type="percentage" office:value="0.128102757735522" calcext:value-type="percentage">
            <text:p>12,810%</text:p>
          </table:table-cell>
          <table:table-cell table:formula="of:=(ABS([$Registrado.H26] - [$Previsto.H26])/[$Registrado.H26])" office:value-type="percentage" office:value="0.0186737348909264" calcext:value-type="percentage">
            <text:p>1,867%</text:p>
          </table:table-cell>
          <table:table-cell table:formula="of:=(ABS([$Registrado.I26] - [$Previsto.I26])/[$Registrado.I26])" office:value-type="percentage" office:value="0.0334979918078837" calcext:value-type="percentage">
            <text:p>3,350%</text:p>
          </table:table-cell>
          <table:table-cell table:formula="of:=(ABS([$Registrado.J26] - [$Previsto.J26])/[$Registrado.J26])" office:value-type="percentage" office:value="0.0286122667472292" calcext:value-type="percentage">
            <text:p>2,861%</text:p>
          </table:table-cell>
          <table:table-cell table:formula="of:=(ABS([$Registrado.K26] - [$Previsto.K26])/[$Registrado.K26])" office:value-type="percentage" office:value="0.0540095835864898" calcext:value-type="percentage">
            <text:p>5,401%</text:p>
          </table:table-cell>
          <table:table-cell table:formula="of:=(ABS([$Registrado.L26] - [$Previsto.L26])/[$Registrado.L26])" office:value-type="percentage" office:value="0.0327015925765384" calcext:value-type="percentage">
            <text:p>3,270%</text:p>
          </table:table-cell>
          <table:table-cell table:formula="of:=(ABS([$Registrado.M26] - [$Previsto.M26])/[$Registrado.M26])" office:value-type="percentage" office:value="0.264737134371136" calcext:value-type="percentage">
            <text:p>26,474%</text:p>
          </table:table-cell>
          <table:table-cell table:style-name="ce49" table:formula="of:=AVERAGE([.B26:.M26])" office:value-type="percentage" office:value="0.0710650623544609" calcext:value-type="percentage">
            <text:p>7,107%</text:p>
          </table:table-cell>
          <table:table-cell table:formula="of:=STDEV([.B26:.M26])" office:value-type="percentage" office:value="0.0725000099680718" calcext:value-type="percentage">
            <text:p>7,25%</text:p>
          </table:table-cell>
          <table:table-cell table:formula="of:=ABS(SUM([$Registrado.B26:.M26]) -SUM([$Previsto.B26:.M26]))/SUM([$Registrado.B26:.M26])" office:value-type="percentage" office:value="0.0358848126593714" calcext:value-type="percentage">
            <text:p>3,588%</text:p>
          </table:table-cell>
          <table:table-cell table:formula="of:=COUNTIF([.B26:.M2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145211802991769" calcext:value-type="percentage">
            <text:p>14,521%</text:p>
          </table:table-cell>
          <table:table-cell table:formula="of:=(ABS([$Registrado.C27] - [$Previsto.C27])/[$Registrado.C27])" office:value-type="percentage" office:value="0.0118237544166747" calcext:value-type="percentage">
            <text:p>1,182%</text:p>
          </table:table-cell>
          <table:table-cell table:formula="of:=(ABS([$Registrado.D27] - [$Previsto.D27])/[$Registrado.D27])" office:value-type="percentage" office:value="0.0174266464652977" calcext:value-type="percentage">
            <text:p>1,743%</text:p>
          </table:table-cell>
          <table:table-cell table:formula="of:=(ABS([$Registrado.E27] - [$Previsto.E27])/[$Registrado.E27])" office:value-type="percentage" office:value="0.038534656614817" calcext:value-type="percentage">
            <text:p>3,853%</text:p>
          </table:table-cell>
          <table:table-cell table:formula="of:=(ABS([$Registrado.F27] - [$Previsto.F27])/[$Registrado.F27])" office:value-type="percentage" office:value="0.0360137316462119" calcext:value-type="percentage">
            <text:p>3,601%</text:p>
          </table:table-cell>
          <table:table-cell table:formula="of:=(ABS([$Registrado.G27] - [$Previsto.G27])/[$Registrado.G27])" office:value-type="percentage" office:value="0.175250993151981" calcext:value-type="percentage">
            <text:p>17,525%</text:p>
          </table:table-cell>
          <table:table-cell table:formula="of:=(ABS([$Registrado.H27] - [$Previsto.H27])/[$Registrado.H27])" office:value-type="percentage" office:value="0.215370197859727" calcext:value-type="percentage">
            <text:p>21,537%</text:p>
          </table:table-cell>
          <table:table-cell table:formula="of:=(ABS([$Registrado.I27] - [$Previsto.I27])/[$Registrado.I27])" office:value-type="percentage" office:value="0.100969156061621" calcext:value-type="percentage">
            <text:p>10,097%</text:p>
          </table:table-cell>
          <table:table-cell table:formula="of:=(ABS([$Registrado.J27] - [$Previsto.J27])/[$Registrado.J27])" office:value-type="percentage" office:value="0.131956050710719" calcext:value-type="percentage">
            <text:p>13,196%</text:p>
          </table:table-cell>
          <table:table-cell table:formula="of:=(ABS([$Registrado.K27] - [$Previsto.K27])/[$Registrado.K27])" office:value-type="percentage" office:value="0.23803824121381" calcext:value-type="percentage">
            <text:p>23,804%</text:p>
          </table:table-cell>
          <table:table-cell table:formula="of:=(ABS([$Registrado.L27] - [$Previsto.L27])/[$Registrado.L27])" office:value-type="percentage" office:value="0.170902289461846" calcext:value-type="percentage">
            <text:p>17,090%</text:p>
          </table:table-cell>
          <table:table-cell table:formula="of:=(ABS([$Registrado.M27] - [$Previsto.M27])/[$Registrado.M27])" office:value-type="percentage" office:value="0.129771569515756" calcext:value-type="percentage">
            <text:p>12,977%</text:p>
          </table:table-cell>
          <table:table-cell table:formula="of:=AVERAGE([.B27:.M27])" office:value-type="percentage" office:value="0.117605757509186" calcext:value-type="percentage">
            <text:p>11,761%</text:p>
          </table:table-cell>
          <table:table-cell table:formula="of:=STDEV([.B27:.M27])" office:value-type="percentage" office:value="0.0773147961491046" calcext:value-type="percentage">
            <text:p>7,73%</text:p>
          </table:table-cell>
          <table:table-cell table:formula="of:=ABS(SUM([$Registrado.B27:.M27]) -SUM([$Previsto.B27:.M27]))/SUM([$Registrado.B27:.M27])" office:value-type="percentage" office:value="0.0558182838378836" calcext:value-type="percentage">
            <text:p>5,582%</text:p>
          </table:table-cell>
          <table:table-cell table:formula="of:=COUNTIF([.B27:.M2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529711529337339" calcext:value-type="percentage">
            <text:p>5,297%</text:p>
          </table:table-cell>
          <table:table-cell table:formula="of:=(ABS([$Registrado.C28] - [$Previsto.C28])/[$Registrado.C28])" office:value-type="percentage" office:value="0.0425170272502064" calcext:value-type="percentage">
            <text:p>4,252%</text:p>
          </table:table-cell>
          <table:table-cell table:formula="of:=(ABS([$Registrado.D28] - [$Previsto.D28])/[$Registrado.D28])" office:value-type="percentage" office:value="0.0246839488636363" calcext:value-type="percentage">
            <text:p>2,468%</text:p>
          </table:table-cell>
          <table:table-cell table:formula="of:=(ABS([$Registrado.E28] - [$Previsto.E28])/[$Registrado.E28])" office:value-type="percentage" office:value="0.284514216778025" calcext:value-type="percentage">
            <text:p>28,451%</text:p>
          </table:table-cell>
          <table:table-cell table:formula="of:=(ABS([$Registrado.F28] - [$Previsto.F28])/[$Registrado.F28])" office:value-type="percentage" office:value="0.046336285157338" calcext:value-type="percentage">
            <text:p>4,634%</text:p>
          </table:table-cell>
          <table:table-cell table:formula="of:=(ABS([$Registrado.G28] - [$Previsto.G28])/[$Registrado.G28])" office:value-type="percentage" office:value="0.188919832714849" calcext:value-type="percentage">
            <text:p>18,892%</text:p>
          </table:table-cell>
          <table:table-cell table:formula="of:=(ABS([$Registrado.H28] - [$Previsto.H28])/[$Registrado.H28])" office:value-type="percentage" office:value="0.104471500408077" calcext:value-type="percentage">
            <text:p>10,447%</text:p>
          </table:table-cell>
          <table:table-cell table:formula="of:=(ABS([$Registrado.I28] - [$Previsto.I28])/[$Registrado.I28])" office:value-type="percentage" office:value="0.0781886580432503" calcext:value-type="percentage">
            <text:p>7,819%</text:p>
          </table:table-cell>
          <table:table-cell table:formula="of:=(ABS([$Registrado.J28] - [$Previsto.J28])/[$Registrado.J28])" office:value-type="percentage" office:value="0.391728979691855" calcext:value-type="percentage">
            <text:p>39,173%</text:p>
          </table:table-cell>
          <table:table-cell table:formula="of:=(ABS([$Registrado.K28] - [$Previsto.K28])/[$Registrado.K28])" office:value-type="percentage" office:value="0.111521157045949" calcext:value-type="percentage">
            <text:p>11,152%</text:p>
          </table:table-cell>
          <table:table-cell table:formula="of:=(ABS([$Registrado.L28] - [$Previsto.L28])/[$Registrado.L28])" office:value-type="percentage" office:value="0.0714565229408512" calcext:value-type="percentage">
            <text:p>7,146%</text:p>
          </table:table-cell>
          <table:table-cell table:formula="of:=(ABS([$Registrado.M28] - [$Previsto.M28])/[$Registrado.M28])" office:value-type="percentage" office:value="0.266915231834151" calcext:value-type="percentage">
            <text:p>26,692%</text:p>
          </table:table-cell>
          <table:table-cell table:formula="of:=AVERAGE([.B28:.M28])" office:value-type="percentage" office:value="0.138685376138494" calcext:value-type="percentage">
            <text:p>13,869%</text:p>
          </table:table-cell>
          <table:table-cell table:formula="of:=STDEV([.B28:.M28])" office:value-type="percentage" office:value="0.117732951936308" calcext:value-type="percentage">
            <text:p>11,77%</text:p>
          </table:table-cell>
          <table:table-cell table:formula="of:=ABS(SUM([$Registrado.B28:.M28]) -SUM([$Previsto.B28:.M28]))/SUM([$Registrado.B28:.M28])" office:value-type="percentage" office:value="0.119163479197482" calcext:value-type="percentage">
            <text:p>11,916%</text:p>
          </table:table-cell>
          <table:table-cell table:formula="of:=COUNTIF([.B28:.M28]; &quot;&lt;0,05&quot;)" office:value-type="float" office:value="3" calcext:value-type="float">
            <text:p>3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03180242926004" calcext:value-type="percentage">
            <text:p>10,32%</text:p>
          </table:table-cell>
          <table:table-cell table:style-name="ce20" table:formula="of:=AVERAGE([.C2:.C28])" office:value-type="percentage" office:value="0.0712261258939034" calcext:value-type="percentage">
            <text:p>7,12%</text:p>
          </table:table-cell>
          <table:table-cell table:style-name="ce20" table:formula="of:=AVERAGE([.D2:.D28])" office:value-type="percentage" office:value="0.0904283773065207" calcext:value-type="percentage">
            <text:p>9,04%</text:p>
          </table:table-cell>
          <table:table-cell table:style-name="ce20" table:formula="of:=AVERAGE([.E2:.E28])" office:value-type="percentage" office:value="0.106832921512188" calcext:value-type="percentage">
            <text:p>10,68%</text:p>
          </table:table-cell>
          <table:table-cell table:style-name="ce20" table:formula="of:=AVERAGE([.F2:.F28])" office:value-type="percentage" office:value="0.0726667885385301" calcext:value-type="percentage">
            <text:p>7,27%</text:p>
          </table:table-cell>
          <table:table-cell table:style-name="ce20" table:formula="of:=AVERAGE([.G2:.G28])" office:value-type="percentage" office:value="0.103129444820052" calcext:value-type="percentage">
            <text:p>10,31%</text:p>
          </table:table-cell>
          <table:table-cell table:style-name="ce20" table:formula="of:=AVERAGE([.H2:.H28])" office:value-type="percentage" office:value="0.0893787312081047" calcext:value-type="percentage">
            <text:p>8,94%</text:p>
          </table:table-cell>
          <table:table-cell table:style-name="ce20" table:formula="of:=AVERAGE([.I2:.I28])" office:value-type="percentage" office:value="0.0611775190239313" calcext:value-type="percentage">
            <text:p>6,12%</text:p>
          </table:table-cell>
          <table:table-cell table:style-name="ce20" table:formula="of:=AVERAGE([.J2:.J28])" office:value-type="percentage" office:value="0.0866346868608765" calcext:value-type="percentage">
            <text:p>8,66%</text:p>
          </table:table-cell>
          <table:table-cell table:style-name="ce20" table:formula="of:=AVERAGE([.K2:.K28])" office:value-type="percentage" office:value="0.103876996694549" calcext:value-type="percentage">
            <text:p>10,39%</text:p>
          </table:table-cell>
          <table:table-cell table:style-name="ce20" table:formula="of:=AVERAGE([.L2:.L28])" office:value-type="percentage" office:value="0.112689051574898" calcext:value-type="percentage">
            <text:p>11,27%</text:p>
          </table:table-cell>
          <table:table-cell table:style-name="ce20" table:formula="of:=AVERAGE([.M2:.M28])" office:value-type="percentage" office:value="0.14699167101007" calcext:value-type="percentage">
            <text:p>14,70%</text:p>
          </table:table-cell>
          <table:table-cell table:style-name="ce28" table:formula="of:=AVERAGE([.B2:.M28])" office:value-type="percentage" office:value="0.0956843797808024" calcext:value-type="percentage">
            <text:p>9,568%</text:p>
          </table:table-cell>
          <table:table-cell table:style-name="ce20" table:formula="of:=AVERAGE([.O2:.O28])" office:value-type="percentage" office:value="0.0720991807347455" calcext:value-type="percentage">
            <text:p>7,21%</text:p>
          </table:table-cell>
          <table:table-cell table:style-name="ce20" table:formula="of:=AVERAGE([.P2:.P28])" office:value-type="percentage" office:value="0.0614012496386255" calcext:value-type="percentage">
            <text:p>6,14%</text:p>
          </table:table-cell>
          <table:table-cell table:style-name="ce21" table:formula="of:=ABS(SUM([$Registrado.B2:.M28]) -SUM([$Previsto.B2:.M28]))/SUM([$Registrado.B2:.M28])" office:value-type="percentage" office:value="0.0106999866355329" calcext:value-type="percentage">
            <text:p>1,07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602678814179464" calcext:value-type="percentage">
            <text:p>6,03%</text:p>
          </table:table-cell>
          <table:table-cell table:style-name="ce21" table:formula="of:=STDEV([.C2:.C28])" office:value-type="percentage" office:value="0.057749616552056" calcext:value-type="percentage">
            <text:p>5,77%</text:p>
          </table:table-cell>
          <table:table-cell table:style-name="ce21" table:formula="of:=STDEV([.D2:.D28])" office:value-type="percentage" office:value="0.0652831532465501" calcext:value-type="percentage">
            <text:p>6,53%</text:p>
          </table:table-cell>
          <table:table-cell table:style-name="ce21" table:formula="of:=STDEV([.E2:.E28])" office:value-type="percentage" office:value="0.083615937788062" calcext:value-type="percentage">
            <text:p>8,36%</text:p>
          </table:table-cell>
          <table:table-cell table:style-name="ce21" table:formula="of:=STDEV([.F2:.F28])" office:value-type="percentage" office:value="0.0725303976925386" calcext:value-type="percentage">
            <text:p>7,25%</text:p>
          </table:table-cell>
          <table:table-cell table:style-name="ce21" table:formula="of:=STDEV([.G2:.G28])" office:value-type="percentage" office:value="0.0744709637109655" calcext:value-type="percentage">
            <text:p>7,45%</text:p>
          </table:table-cell>
          <table:table-cell table:style-name="ce21" table:formula="of:=STDEV([.H2:.H28])" office:value-type="percentage" office:value="0.0576854606462925" calcext:value-type="percentage">
            <text:p>5,77%</text:p>
          </table:table-cell>
          <table:table-cell table:style-name="ce21" table:formula="of:=STDEV([.I2:.I28])" office:value-type="percentage" office:value="0.0519716808486997" calcext:value-type="percentage">
            <text:p>5,20%</text:p>
          </table:table-cell>
          <table:table-cell table:style-name="ce21" table:formula="of:=STDEV([.J2:.J28])" office:value-type="percentage" office:value="0.0926894567836604" calcext:value-type="percentage">
            <text:p>9,27%</text:p>
          </table:table-cell>
          <table:table-cell table:style-name="ce21" table:formula="of:=STDEV([.K2:.K28])" office:value-type="percentage" office:value="0.0672834464852138" calcext:value-type="percentage">
            <text:p>6,73%</text:p>
          </table:table-cell>
          <table:table-cell table:style-name="ce21" table:formula="of:=STDEV([.L2:.L28])" office:value-type="percentage" office:value="0.0901998599463794" calcext:value-type="percentage">
            <text:p>9,02%</text:p>
          </table:table-cell>
          <table:table-cell table:style-name="ce21" table:formula="of:=STDEV([.M2:.M28])" office:value-type="percentage" office:value="0.113335647730078" calcext:value-type="percentage">
            <text:p>11,33%</text:p>
          </table:table-cell>
          <table:table-cell table:style-name="ce27" table:formula="of:=AVERAGE([.D32:.M32])" office:value-type="percentage" office:value="0.076906600487844" calcext:value-type="percentage">
            <text:p>7,691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7" calcext:value-type="float">
            <text:p>7</text:p>
          </table:table-cell>
          <table:table-cell table:style-name="ce15" table:formula="of:=COUNTIF([.C2:.C28]; &quot;&lt;0,05&quot;)" office:value-type="float" office:value="11" calcext:value-type="float">
            <text:p>11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7" calcext:value-type="float">
            <text:p>7</text:p>
          </table:table-cell>
          <table:table-cell table:style-name="ce15" table:formula="of:=COUNTIF([.F2:.F28]; &quot;&lt;0,05&quot;)" office:value-type="float" office:value="14" calcext:value-type="float">
            <text:p>14</text:p>
          </table:table-cell>
          <table:table-cell table:style-name="ce15" table:formula="of:=COUNTIF([.G2:.G28]; &quot;&lt;0,05&quot;)" office:value-type="float" office:value="7" calcext:value-type="float">
            <text:p>7</text:p>
          </table:table-cell>
          <table:table-cell table:style-name="ce15" table:formula="of:=COUNTIF([.H2:.H28]; &quot;&lt;0,05&quot;)" office:value-type="float" office:value="8" calcext:value-type="float">
            <text:p>8</text:p>
          </table:table-cell>
          <table:table-cell table:style-name="ce15" table:formula="of:=COUNTIF([.I2:.I28]; &quot;&lt;0,05&quot;)" office:value-type="float" office:value="15" calcext:value-type="float">
            <text:p>15</text:p>
          </table:table-cell>
          <table:table-cell table:style-name="ce15" table:formula="of:=COUNTIF([.J2:.J28]; &quot;&lt;0,05&quot;)" office:value-type="float" office:value="12" calcext:value-type="float">
            <text:p>12</text:p>
          </table:table-cell>
          <table:table-cell table:style-name="ce15" table:formula="of:=COUNTIF([.K2:.K28]; &quot;&lt;0,05&quot;)" office:value-type="float" office:value="4" calcext:value-type="float">
            <text:p>4</text:p>
          </table:table-cell>
          <table:table-cell table:style-name="ce15" table:formula="of:=COUNTIF([.L2:.L28]; &quot;&lt;0,05&quot;)" office:value-type="float" office:value="7" calcext:value-type="float">
            <text:p>7</text:p>
          </table:table-cell>
          <table:table-cell table:style-name="ce15" table:formula="of:=COUNTIF([.M2:.M28]; &quot;&lt;0,05&quot;)" office:value-type="float" office:value="7" calcext:value-type="float">
            <text:p>7</text:p>
          </table:table-cell>
          <table:table-cell table:style-name="ce29" table:formula="of:=CONCATENATE(AVERAGE([.B33:.M33]); &quot;/27&quot;)" office:value-type="string" office:string-value="9/27" calcext:value-type="string">
            <text:p>9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10179975314038" calcext:value-type="percentage">
            <text:p>10,18%</text:p>
          </table:table-cell>
          <table:table-cell table:style-name="ce20" table:formula="of:=(ABS(SUM([$Registrado.C2:.C28]) -SUM([$Previsto.C2:.C28])))/SUM([$Registrado.C2:.C28])" office:value-type="percentage" office:value="0.00133768418267952" calcext:value-type="percentage">
            <text:p>0,13%</text:p>
          </table:table-cell>
          <table:table-cell table:style-name="ce20" table:formula="of:=(ABS(SUM([$Registrado.D2:.D28]) -SUM([$Previsto.D2:.D28])))/SUM([$Registrado.D2:.D28])" office:value-type="percentage" office:value="0.034365048155366" calcext:value-type="percentage">
            <text:p>3,44%</text:p>
          </table:table-cell>
          <table:table-cell table:style-name="ce20" table:formula="of:=(ABS(SUM([$Registrado.E2:.E28]) -SUM([$Previsto.E2:.E28])))/SUM([$Registrado.E2:.E28])" office:value-type="percentage" office:value="0.0380524216660115" calcext:value-type="percentage">
            <text:p>3,81%</text:p>
          </table:table-cell>
          <table:table-cell table:style-name="ce20" table:formula="of:=(ABS(SUM([$Registrado.F2:.F28]) -SUM([$Previsto.F2:.F28])))/SUM([$Registrado.F2:.F28])" office:value-type="percentage" office:value="0.0405679804434886" calcext:value-type="percentage">
            <text:p>4,06%</text:p>
          </table:table-cell>
          <table:table-cell table:style-name="ce20" table:formula="of:=(ABS(SUM([$Registrado.G2:.G28]) -SUM([$Previsto.G2:.G28])))/SUM([$Registrado.G2:.G28])" office:value-type="percentage" office:value="0.087826819477542" calcext:value-type="percentage">
            <text:p>8,78%</text:p>
          </table:table-cell>
          <table:table-cell table:style-name="ce20" table:formula="of:=(ABS(SUM([$Registrado.H2:.H28]) -SUM([$Previsto.H2:.H28])))/SUM([$Registrado.H2:.H28])" office:value-type="percentage" office:value="0.0507756966396689" calcext:value-type="percentage">
            <text:p>5,08%</text:p>
          </table:table-cell>
          <table:table-cell table:style-name="ce20" table:formula="of:=(ABS(SUM([$Registrado.I2:.I28]) -SUM([$Previsto.I2:.I28])))/SUM([$Registrado.I2:.I28])" office:value-type="percentage" office:value="0.0385250365686805" calcext:value-type="percentage">
            <text:p>3,85%</text:p>
          </table:table-cell>
          <table:table-cell table:style-name="ce20" table:formula="of:=(ABS(SUM([$Registrado.J2:.J28]) -SUM([$Previsto.J2:.J28])))/SUM([$Registrado.J2:.J28])" office:value-type="percentage" office:value="0.0329522874461659" calcext:value-type="percentage">
            <text:p>3,30%</text:p>
          </table:table-cell>
          <table:table-cell table:style-name="ce20" table:formula="of:=(ABS(SUM([$Registrado.K2:.K28]) -SUM([$Previsto.K2:.K28])))/SUM([$Registrado.K2:.K28])" office:value-type="percentage" office:value="0.0737631475634883" calcext:value-type="percentage">
            <text:p>7,38%</text:p>
          </table:table-cell>
          <table:table-cell table:style-name="ce20" table:formula="of:=(ABS(SUM([$Registrado.L2:.L28]) -SUM([$Previsto.L2:.L28])))/SUM([$Registrado.L2:.L28])" office:value-type="percentage" office:value="0.0073977044052583" calcext:value-type="percentage">
            <text:p>0,74%</text:p>
          </table:table-cell>
          <table:table-cell table:style-name="ce20" table:formula="of:=(ABS(SUM([$Registrado.M2:.M28]) -SUM([$Previsto.M2:.M28])))/SUM([$Registrado.M2:.M28])" office:value-type="percentage" office:value="0.108133831638478" calcext:value-type="percentage">
            <text:p>10,81%</text:p>
          </table:table-cell>
          <table:table-cell table:style-name="ce28" table:formula="of:=AVERAGE([.D34:.M34])" office:value-type="percentage" office:value="0.0512359974004147" calcext:value-type="percentage">
            <text:p>5,124%</text:p>
          </table:table-cell>
          <table:table-cell table:style-name="ce31" table:formula="of:=CONCATENATE(SUM([.B33:.M33]); &quot;/324&quot;)" office:value-type="string" office:string-value="108/324" calcext:value-type="string">
            <text:p>108/324</text:p>
          </table:table-cell>
          <table:table-cell table:style-name="ce31" table:formula="of:=COUNTIF([.P2:.P28]; &quot;&lt;0,05&quot;)" office:value-type="float" office:value="10" calcext:value-type="float">
            <text:p>10</text:p>
          </table:table-cell>
          <table:table-cell table:style-name="ce27" table:formula="of:=SUM([.B33:.M33])/324" office:value-type="percentage" office:value="0.333333333333333" calcext:value-type="percentage">
            <text:p>33,333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month number:textual="true"/>
      <number:text>/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0">
      <number:number number:decimal-places="3" number:min-decimal-places="3" number:min-integer-digits="1"/>
      <number:text>%</number:text>
    </number:percentag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8">
      <number:day/>
      <number:text>/</number:text>
      <number:month number:textual="true"/>
      <number:text>/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2">
      <number:hours/>
      <number:text>:</number:text>
      <number:minute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44">
      <number:day/>
      <number:text>/</number:text>
      <number:month/>
      <number:text>/</number:text>
      <number:year number:style="long"/>
    </number:date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4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11">
      <number:day/>
      <number:text>/</number:text>
      <number:month number:textual="true"/>
    </number:dat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2-01T17:59:29.782398120</dc:date>
    <meta:editing-duration>P13DT3H33M51S</meta:editing-duration>
    <meta:editing-cycles>868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